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930000008D23E5A03779D6E7B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ce style:name="OpenSymbol1"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1" svg:font-family="Andika" style:font-pitch="variable"/>
    <style:font-face style:name="Andika" svg:font-family="Andika" style:font-adornments="Bold" style:font-pitch="variable"/>
    <style:font-face style:name="Andika2" svg:font-family="Andika" style:font-adornments="Regular" style:font-pitch="variable"/>
    <style:font-face style:name="Andika Compact" svg:font-family="'Andika Compact'" style:font-adornments="Regular" style:font-pitch="variable"/>
    <style:font-face style:name="Andika New Basic1" svg:font-family="'Andika New Basic'" style:font-adornments="Bold" style:font-pitch="variable"/>
    <style:font-face style:name="Andika New Basic2"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LessonTitle" style:family="table">
      <style:table-properties style:width="17.5cm" fo:break-before="auto" fo:break-after="auto" table:align="left" style:may-break-between-rows="false" style:writing-mode="lr-tb"/>
    </style:style>
    <style:style style:name="LessonTitle.A" style:family="table-column">
      <style:table-column-properties style:column-width="2.701cm"/>
    </style:style>
    <style:style style:name="LessonTitle.B" style:family="table-column">
      <style:table-column-properties style:column-width="12.296cm"/>
    </style:style>
    <style:style style:name="LessonTitle.C" style:family="table-column">
      <style:table-column-properties style:column-width="2.503cm"/>
    </style:style>
    <style:style style:name="LessonTitle.1" style:family="table-row">
      <style:table-row-properties fo:keep-together="always"/>
    </style:style>
    <style:style style:name="LessonTitle.A1" style:family="table-cell">
      <style:table-cell-properties fo:background-color="#000000" fo:padding="0cm" fo:border="none">
        <style:background-image/>
      </style:table-cell-properties>
    </style:style>
    <style:style style:name="LessonTitle.B1" style:family="table-cell">
      <style:table-cell-properties style:vertical-align="bottom" fo:padding="0cm" fo:border="none"/>
    </style:style>
    <style:style style:name="P1" style:family="paragraph" style:parent-style-name="Footer">
      <style:text-properties officeooo:rsid="00f525fa" officeooo:paragraph-rsid="00f525fa"/>
    </style:style>
    <style:style style:name="P2" style:family="paragraph" style:parent-style-name="Coloring_20_Page_20_Footer" style:master-page-name="">
      <loext:graphic-properties draw:fill="none"/>
      <style:paragraph-properties fo:margin-left="0.499cm" fo:margin-right="0cm" fo:margin-top="0cm" fo:margin-bottom="0cm" loext:contextual-spacing="false" fo:orphans="2" fo:widows="2" fo:hyphenation-ladder-count="no-limit" fo:text-indent="0cm" style:auto-text-indent="false" style:page-number="auto" fo:background-color="transparent" style:writing-mode="lr-tb">
        <style:tab-stops>
          <style:tab-stop style:position="14.51cm"/>
        </style:tab-stops>
      </style:paragraph-properties>
      <style:text-properties officeooo:paragraph-rsid="00444f83" fo:hyphenate="false" fo:hyphenation-remain-char-count="2" fo:hyphenation-push-char-count="2"/>
    </style:style>
    <style:style style:name="P3" style:family="paragraph" style:parent-style-name="Sub-Head_20_2">
      <style:text-properties fo:language="en" fo:country="GB"/>
    </style:style>
    <style:style style:name="P4" style:family="paragraph" style:parent-style-name="M.T._20_Text">
      <style:text-properties fo:language="en" fo:country="GB"/>
    </style:style>
    <style:style style:name="P5" style:family="paragraph" style:parent-style-name="English_20_Translation_20_-_20_Num_20_List_20_inset">
      <style:text-properties fo:language="af" fo:country="ZA"/>
    </style:style>
    <style:style style:name="P6" style:family="paragraph" style:parent-style-name="English_20_Translation_20_-_20_Num_20_List_20_inset">
      <style:text-properties fo:language="en" fo:country="GB"/>
    </style:style>
    <style:style style:name="P7" style:family="paragraph" style:parent-style-name="English_20_translation">
      <style:text-properties fo:language="en" fo:country="GB"/>
    </style:style>
    <style:style style:name="P8" style:family="paragraph" style:parent-style-name="Sub-Head_20_2" style:master-page-name="">
      <style:paragraph-properties style:page-number="auto" fo:keep-with-next="always"/>
    </style:style>
    <style:style style:name="P9" style:family="paragraph" style:parent-style-name="First_20_Page_20_Footer">
      <style:text-properties officeooo:paragraph-rsid="014ce97e"/>
    </style:style>
    <style:style style:name="P10" style:family="paragraph" style:parent-style-name="First_20_Page_20_Footer">
      <style:text-properties fo:color="#000000"/>
    </style:style>
    <style:style style:name="P11" style:family="paragraph" style:parent-style-name="Body_20_Bullet_20_-_20_Checkmark" style:list-style-name="Bullet_20_-_20_checkmark"/>
    <style:style style:name="P12" style:family="paragraph" style:parent-style-name="Body_20_Bullet_20_-_20_Checkmark_20_-_20_No_20_follow" style:list-style-name="Bullet_20_-_20_checkmark"/>
    <style:style style:name="P13" style:family="paragraph" style:parent-style-name="English_20_Translation_20_-_20_single_20_inset" style:list-style-name="L1"/>
    <style:style style:name="P14" style:family="paragraph" style:parent-style-name="M.T._20_Text_20_-_20_Numbered_20_List" style:list-style-name="WWNum1"/>
    <style:style style:name="P15" style:family="paragraph" style:parent-style-name="M.T._20_Text_20_-_20_Numbered_20_List">
      <style:text-properties fo:language="af" fo:country="ZA"/>
    </style:style>
    <style:style style:name="P16" style:family="paragraph" style:parent-style-name="M.T._20_Text_20_-_20_Numbered_20_List">
      <style:text-properties fo:language="en" fo:country="GB"/>
    </style:style>
    <style:style style:name="P17" style:family="paragraph" style:parent-style-name="Standard" style:list-style-name="L1"/>
    <style:style style:name="P18" style:family="paragraph" style:parent-style-name="Standard" style:master-page-name="First_20_Page">
      <style:paragraph-properties style:page-number="auto"/>
      <style:text-properties officeooo:rsid="01217cbe" officeooo:paragraph-rsid="01217cbe"/>
    </style:style>
    <style:style style:name="P19"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355e7d"/>
    </style:style>
    <style:style style:name="T2" style:family="text">
      <style:text-properties fo:color="#000000"/>
    </style:style>
    <style:style style:name="T3" style:family="text">
      <style:text-properties fo:color="#000000" officeooo:rsid="0125927a"/>
    </style:style>
    <style:style style:name="T4" style:family="text">
      <style:text-properties fo:color="#000000" style:font-name="Andika1" fo:font-size="9pt" fo:language="en" fo:country="US" officeooo:rsid="00444f83" style:font-name-asian="ヒラギノ角ゴ Pro W3" style:font-size-asian="9pt" style:language-asian="en" style:country-asian="US" style:font-name-complex="Times New Roman1" style:font-size-complex="9pt" style:language-complex="hi" style:country-complex="IN"/>
    </style:style>
    <style:style style:name="T5" style:family="text">
      <style:text-properties fo:color="#000000" style:font-name="Andika1" fo:font-size="9pt" fo:language="en" fo:country="US" officeooo:rsid="0148f2d2" style:font-name-asian="ヒラギノ角ゴ Pro W3" style:font-size-asian="9pt" style:language-asian="en" style:country-asian="US" style:font-name-complex="Times New Roman1" style:font-size-complex="9pt" style:language-complex="hi" style:country-complex="IN"/>
    </style:style>
    <style:style style:name="T6" style:family="text">
      <style:text-properties style:font-name="Andika1" fo:font-size="9pt" officeooo:rsid="00146204" style:font-size-asian="9pt" style:font-size-complex="9pt"/>
    </style:style>
    <style:style style:name="T7" style:family="text">
      <style:text-properties style:font-name="Andika1" fo:font-size="9pt" officeooo:rsid="01330170" style:font-size-asian="9pt" style:font-size-complex="9pt"/>
    </style:style>
    <style:style style:name="T8" style:family="text">
      <style:text-properties officeooo:rsid="00f183b7"/>
    </style:style>
    <style:style style:name="T9" style:family="text">
      <style:text-properties fo:language="en" fo:country="GB"/>
    </style:style>
    <style:style style:name="T10" style:family="text">
      <style:text-properties fo:language="fr" fo:country="FR"/>
    </style:style>
    <style:style style:name="T11" style:family="text">
      <style:text-properties fo:language="af" fo:country="ZA"/>
    </style:style>
    <style:style style:name="T12" style:family="text">
      <style:text-properties fo:font-size="9pt" style:font-size-asian="9pt" style:font-size-complex="9pt"/>
    </style:style>
    <style:style style:name="fr1"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cm" fo:text-indent="-0.635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ranslated Text" text:name="TranslatedText"/>
      </text:user-field-decls>
      <text:p text:style-name="P18">­</text:p>
      <table:table table:name="LessonTitle" table:style-name="LessonTitle">
        <table:table-column table:style-name="LessonTitle.A"/>
        <table:table-column table:style-name="LessonTitle.B"/>
        <table:table-column table:style-name="LessonTitle.C"/>
        <table:table-row table:style-name="LessonTitle.1">
          <table:table-cell table:style-name="LessonTitle.A1" office:value-type="string">
            <text:p text:style-name="Lesson_20_Number">6</text:p>
          </table:table-cell>
          <table:table-cell table:style-name="LessonTitle.B1" office:value-type="string">
            <text:p text:style-name="Lesson_20_Title">Review Lesson</text:p>
            <text:p text:style-name="Translation_20_français_20_-_20_titre">Review Lesson</text:p>
          </table:table-cell>
          <table:table-cell table:style-name="LessonTitle.B1" office:value-type="string">
            <text:p text:style-name="Lesson_20_Title_20_Scrip_20_Reference">Lessons 1-5</text:p>
          </table:table-cell>
        </table:table-row>
      </table:table>
      <text:p text:style-name="Body_20_-_20_Small_20_spacer"/>
      <text:p text:style-name="Body_20_Tight_20_lines">NOTE: It is important to review the lessons previously taught to help the children remember what they have learned. It is also important to make the review lessons exciting and fun!<text:s/>Turn the whole lesson into a game.<text:s/>If you have time, have the children act out their favourite stories while you read it from the “Picture Book”.</text:p>
      <text:p text:style-name="Sub-Head_20_1">Materials Needed</text:p>
      <text:list xml:id="list1972782699" text:style-name="Bullet_20_-_20_checkmark">
        <text:list-item>
          <text:p text:style-name="Body_20_Bullet_20_-_20_Checkmark">Picture book, Bible, chalk</text:p>
        </text:list-item>
        <text:list-item>
          <text:p text:style-name="Body_20_Bullet_20_-_20_Checkmark">Ball (Make a ball by tying wrappen into knots many times, or fill an old sock with scrap material.)</text:p>
        </text:list-item>
      </text:list>
      <text:p text:style-name="Sub-Head_20_1">Song</text:p>
      <text:p text:style-name="Section_20_Heading">Opening</text:p>
      <text:p text:style-name="Sub-Head_20_1">Song</text:p>
      <text:p text:style-name="Sub-Head_20_1">Welcome</text:p>
      <text:list xml:id="list181207468066781" text:continue-numbering="true" text:style-name="Bullet_20_-_20_checkmark">
        <text:list-item>
          <text:p text:style-name="Body_20_Bullet_20_-_20_Checkmark">Be sure the children know you are happy to see them!</text:p>
        </text:list-item>
        <text:list-item>
          <text:p text:style-name="Body_20_Bullet_20_-_20_Checkmark">Introduce yourself and your helpers.</text:p>
        </text:list-item>
      </text:list>
      <text:p text:style-name="Sub-Head_20_2">Sharing Time</text:p>
      <text:list xml:id="list181207113124911" text:continue-numbering="true" text:style-name="Bullet_20_-_20_checkmark">
        <text:list-item>
          <text:p text:style-name="Body_20_Bullet_20_-_20_Checkmark">Say the truth from Lesson 5 together:</text:p>
        </text:list-item>
      </text:list>
      <text:p text:style-name="M.T._20_Text_20_-_20_Single_20_Inset">God expects true repentance.</text:p>
      <text:p text:style-name="English_20_Translation_20_-_20_single_20_inset">God expects true repentance.</text:p>
      <text:list xml:id="list3206687636" text:style-name="L1">
        <text:list-item>
          <text:p text:style-name="P17">Review important words:</text:p>
        </text:list-item>
      </text:list>
      <text:p text:style-name="M.T._20_Text_20_-_20_Single_20_Inset">True repentance (Review): Changing direction in the choices we make and the way we live; not going towards the things that we think, say and do that are displeasing to God (sin), but going toward the things are pleasing to God.</text:p>
      <text:list xml:id="list181207962418945" text:continue-numbering="true" text:style-name="L1">
        <text:list-header>
          <text:p text:style-name="P13">True repentance (Review): Changing direction in the choices we make and the way we live; not going towards the things that we think, say and do that are displeasing to God (sin), but going toward the things are pleasing to God.</text:p>
        </text:list-header>
      </text:list>
      <text:list xml:id="list181207666920846" text:continue-list="list181207113124911" text:style-name="Bullet_20_-_20_checkmark">
        <text:list-item>
          <text:p text:style-name="Body_20_Bullet_20_-_20_Checkmark">Say the memory verse from Lesson 5 together:<text:s/></text:p>
        </text:list-item>
      </text:list>
      <text:p text:style-name="M.T._20_Text_20_-_20_Single_20_Inset">Luke 3:3 He went into all the country around the Jordan, preaching a baptism of repentance for the forgiveness of sins.<text:s/><text:s text:c="2"/></text:p>
      <text:list xml:id="list181207894958169" text:continue-list="list181207962418945" text:style-name="L1">
        <text:list-header>
          <text:p text:style-name="P13">Luke 3:3 He went into all the country around the Jordan, preaching a baptism of repentance for the forgiveness of sins.<text:s/><text:s text:c="2"/></text:p>
        </text:list-header>
      </text:list>
      <text:list xml:id="list181208172954260" text:continue-list="list181207666920846" text:style-name="Bullet_20_-_20_checkmark">
        <text:list-item>
          <text:p text:style-name="Body_20_Bullet_20_-_20_Checkmark"><text:soft-page-break/>Review the homework:<text:s/></text:p>
        </text:list-item>
      </text:list>
      <text:p text:style-name="M.T._20_Text_20_-_20_Single_20_Inset">Last week, we talked about repentance and you were to think about your own actions and see if they are things God wants you to do. Did anyone repent of their sins? What happened after you repented? Were you able to stay away from the sin you repented of last week? (Give children time to share.)<text:s/><text:s/></text:p>
      <text:list xml:id="list181208360626037" text:continue-list="list181207894958169" text:style-name="L1">
        <text:list-header>
          <text:p text:style-name="P13">Last week, we talked about repentance and you were to think about your own actions and see if they are things God wants you to do. Did anyone repent of their sins? What happened after you repented? Were you able to stay away from the sin you repented of last week? (Give children time to share.)<text:s/><text:s/></text:p>
        </text:list-header>
      </text:list>
      <text:p text:style-name="Sub-Head_20_1">Prayer</text:p>
      <text:list xml:id="list181206602369209" text:continue-list="list181208172954260" text:style-name="Bullet_20_-_20_checkmark">
        <text:list-item>
          <text:p text:style-name="Body_20_Bullet_20_-_20_Checkmark">Let the children share praises and prayer requests.</text:p>
        </text:list-item>
        <text:list-item>
          <text:p text:style-name="Body_20_Bullet_20_-_20_Checkmark">Keep a record of what the children are sharing so you can remember to thank God together for answered prayers.</text:p>
        </text:list-item>
        <text:list-item>
          <text:p text:style-name="Body_20_Bullet_20_-_20_Checkmark">Spend time praying together. Let children pray out loud if they volunteer. Do not force anyone to pray out loud.</text:p>
        </text:list-item>
      </text:list>
      <text:p text:style-name="Sub-Head_20_1">Song</text:p>
      <text:p text:style-name="Body_20_-_20_Small_20_spacer"/>
      <text:p text:style-name="M.T._20_Text">Today we are going to do things differently. We are going to review all the words, truths, stories and memory verses that we have had up to this point. To make it interesting, we are going to start with a game right now!<text:s/><text:s/><text:s/></text:p>
      <text:p text:style-name="English_20_translation">Today we are going to do things differently. We are going to review all the words, truths, stories and memory verses that we have had up to this point. To make it interesting, we are going to start with a game right now!<text:s/><text:s/></text:p>
      <text:p text:style-name="Section_20_Heading">Review Game</text:p>
      <text:p text:style-name="Sub-Head_20_1">Throw the Ball at the Target on the Wall Their Favourite Way</text:p>
      <text:list xml:id="list181206966724548" text:continue-numbering="true" text:style-name="Bullet_20_-_20_checkmark">
        <text:list-item>
          <text:p text:style-name="P11">Review the different ways they have thrown the ball at the target (The regular way, under one leg, back to the target, under spread legs with back to the target)</text:p>
        </text:list-item>
        <text:list-item>
          <text:p text:style-name="P12">Have children vote on their favourite way to throw the ball. (For each lesson review, the children can vote on a different way to throw the ball.<text:s/>Children could even suggest a new way to throw the ball.)</text:p>
        </text:list-item>
      </text:list>
      <text:p text:style-name="Sub-Head_20_2">Materials</text:p>
      <text:list xml:id="list181207362819602" text:continue-numbering="true" text:style-name="Bullet_20_-_20_checkmark">
        <text:list-item>
          <text:p text:style-name="Body_20_Bullet_20_-_20_Checkmark">Make a target as shown on the blackboard or wall.</text:p>
        </text:list-item>
        <text:list-item>
          <text:p text:style-name="Body_20_Bullet_20_-_20_Checkmark_20_-_20_No_20_follow">Ball (Make a ball by tying wrappen into knots many times, or fill an old sock with scrap material.)</text:p>
        </text:list-item>
        <text:list-item>
          <text:p text:style-name="Body_20_Bullet_20_-_20_Checkmark_20_-_20_No_20_follow">Draw a line for the children to stand behind.</text:p>
        </text:list-item>
      </text:list>
      <text:p text:style-name="Sub-Head_20_2">How to Play</text:p>
      <text:list xml:id="list181207502210748" text:continue-numbering="true" text:style-name="Bullet_20_-_20_checkmark">
        <text:list-item>
          <text:p text:style-name="Body_20_Bullet_20_-_20_Checkmark">Divide the class into 2 teams.</text:p>
        </text:list-item>
        <text:list-item>
          <text:p text:style-name="Body_20_Bullet_20_-_20_Checkmark_20_-_20_No_20_follow">The first team tries to answer the first question.<text:s/>The teacher can use this time to explain what the children don’t seem to understand.</text:p>
        </text:list-item>
        <text:list-item>
          <text:p text:style-name="Body_20_Bullet_20_-_20_Checkmark_20_-_20_No_20_follow">The student on that team that answers the question correctly, comes to the front and stands behind the line with their back facing the target. If the child only gets part of the question right, the teacher can fill in the rest. That child can also ask for help from another child on his/her team.<text:soft-page-break/><text:s/>Help the child to succeed.</text:p>
        </text:list-item>
        <text:list-item>
          <text:p text:style-name="Body_20_Bullet_20_-_20_Checkmark_20_-_20_No_20_follow">That student then tries to throw the wrappen ball at the target in the way they chose.<text:s/>Where the ball hits, shows how many points that team has.<text:s/></text:p>
        </text:list-item>
        <text:list-item>
          <text:p text:style-name="Body_20_Bullet_20_-_20_Checkmark_20_-_20_No_20_follow">Record the points. The team with the most points wins.</text:p>
        </text:list-item>
        <text:list-item>
          <text:p text:style-name="Body_20_Bullet_20_-_20_Checkmark_20_-_20_No_20_follow">Be sure to clap for both sides. No name-calling. Encourage good sportsmanship.</text:p>
        </text:list-item>
      </text:list>
      <text:p text:style-name="Body_20_-_20_Small_20_spacer"/>
      <text:p text:style-name="Standard">NOTE:<text:tab/>It is important to remember that this is a review. Teach the key points, but DO NOT teach the entire story again.</text:p>
      <text:p text:style-name="Section_20_Heading">Lesson 1 Review</text:p>
      <text:p text:style-name="Sub-Head_20_1">The Book of Luke &amp; the Birth of John the Baptizer</text:p>
      <text:p text:style-name="M.T._20_Text">Lesson 1 was about how a physician named Luke was guided by God to write the gospel of Luke. We also learned about how God heard Zechariah and Elizabeth's prayers for a baby. The angel told Zechariah that the baby's name was to be John. Zechariah didn't believe at first because he and Elizabeth were old. As a result, he wasn't able to speak until the baby was born and they named him John.<text:s/><text:s/><text:s/></text:p>
      <text:p text:style-name="English_20_translation">Lesson 1 was about how a physician named Luke was guided by God to write the gospel of Luke. We also learned about how God heard Zechariah and Elizabeth's prayers for a baby. The angel told Zechariah that the baby's name was to be John. Zechariah didn't believe at first because he and Elizabeth were old. As a result, he wasn't able to speak until the baby was born and they named him John.<text:s/><text:s/><text:s/></text:p>
      <text:p text:style-name="M.T._20_Text">The truth of this lesson is: God hears us when we pray.<text:s/></text:p>
      <text:p text:style-name="English_20_translation">The truth of this lesson is: God hears us when we pray.</text:p>
      <text:p text:style-name="Sub-Head_20_2">Questions for Review</text:p>
      <text:list xml:id="list1639486463" text:style-name="WWNum1">
        <text:list-item>
          <text:p text:style-name="M.T._20_Text_20_-_20_Numbered_20_List">What is praying? (Talking to God)<text:s/></text:p>
        </text:list-item>
      </text:list>
      <text:p text:style-name="English_20_Translation_20_-_20_Num_20_List_20_inset">What is praying? (Talking to God)<text:s/></text:p>
      <text:list xml:id="list181207904797361" text:continue-numbering="true" text:style-name="WWNum1">
        <text:list-item>
          <text:p text:style-name="M.T._20_Text_20_-_20_Numbered_20_List">Do we need to use a special voice or language in order to pray? (No. We do not need to use a special voice or language in order to pray to God. He wants us to talk to him the same way we talk with each other.)<text:s/><text:s/><text:s/></text:p>
        </text:list-item>
      </text:list>
      <text:p text:style-name="English_20_Translation_20_-_20_Num_20_List_20_inset">Do we need to use a special voice or language in order to pray? (No. We do not need to use a special voice or language in order to pray to God. He wants us to talk to him the same way we talk with each other.)<text:s/><text:s/><text:s/></text:p>
      <text:list xml:id="list181207474458794" text:continue-numbering="true" text:style-name="WWNum1">
        <text:list-item>
          <text:p text:style-name="M.T._20_Text_20_-_20_Numbered_20_List">Where do we need to pray in order for God to hear us? (Anywhere!)<text:s/></text:p>
        </text:list-item>
      </text:list>
      <text:p text:style-name="English_20_Translation_20_-_20_Num_20_List_20_inset">Where do we need to pray in order for God to hear us? (Anywhere!)<text:s/></text:p>
      <text:list xml:id="list181206724406593" text:continue-numbering="true" text:style-name="WWNum1">
        <text:list-item>
          <text:p text:style-name="M.T._20_Text_20_-_20_Numbered_20_List">When can we pray in order for God to hear us? (Any time! He loves to hear us pray to Him.)</text:p>
        </text:list-item>
      </text:list>
      <text:p text:style-name="English_20_Translation_20_-_20_Num_20_List_20_inset">When can we pray in order for God to hear us? (Any time! He loves to hear us pray to Him.)<text:s/></text:p>
      <text:list xml:id="list181208109648089" text:continue-numbering="true" text:style-name="WWNum1">
        <text:list-item>
          <text:p text:style-name="M.T._20_Text_20_-_20_Numbered_20_List">What was the memory verse for Lesson 1?<text:s/>(Luke 1:13 But the angel said to him: “Do not be afraid, Zechariah; your prayer has been heard. Your wife Elizabeth will bear you a son, and you are to give him the name the name John.”)<text:s/></text:p>
        </text:list-item>
      </text:list>
      <text:p text:style-name="English_20_Translation_20_-_20_Num_20_List_20_inset">What was the memory verse for Lesson 1? (Luke 1:13 But the angel said to him: “Do not be afraid, Zechariah; your prayer has been heard. Your wife Elizabeth will bear you a son, and you are to give him the name the name John.” )<text:s/><text:s/></text:p>
      <text:list xml:id="list181206905569390" text:continue-numbering="true" text:style-name="WWNum1">
        <text:list-item>
          <text:p text:style-name="M.T._20_Text_20_-_20_Numbered_20_List">What are the three ways God answers our prayers? (Yes, no, maybe)<text:s/></text:p>
        </text:list-item>
      </text:list>
      <text:p text:style-name="English_20_Translation_20_-_20_Num_20_List_20_inset">What are the three ways God answers our prayers? (Yes, no, maybe)</text:p>
      <text:p text:style-name="Section_20_Heading"><text:soft-page-break/>Lesson 2 Review</text:p>
      <text:p text:style-name="Sub-Head_20_1">An Angel Visits Mary</text:p>
      <text:p text:style-name="M.T._20_Text">Lesson 2 was about the angel Gabriel visiting the virgin Mary. She was engaged to be married to Joseph. Mary asked the angel how she would become pregnant because she had not had sexual relations with anyone. The angel said that nothing is impossible with God. Later, Mary went to visit her relative Elizabeth who was pregnant with John. Elizabeth blessed Mary and the baby.<text:s/><text:s/><text:s/><text:s/><text:s/></text:p>
      <text:p text:style-name="English_20_translation">Lesson 2 was about the angel Gabriel visiting the virgin Mary. She was engaged to be married to Joseph. Mary asked the angel how she would become pregnant because she had not had sexual relations with anyone. The angel said that nothing is impossible with God. Later, Mary went to visit her relative Elizabeth who was pregnant with John. Elizabeth blessed Mary and the baby.<text:s/><text:s/><text:s/><text:s/><text:s/><text:s/></text:p>
      <text:p text:style-name="M.T._20_Text">The truth of this lesson is: Nothing is impossible with God.<text:s/></text:p>
      <text:p text:style-name="English_20_translation">The truth of this lesson is: Nothing is impossible with God.</text:p>
      <text:p text:style-name="Sub-Head_20_2">Questions for Review</text:p>
      <text:list xml:id="list181208417107999" text:continue-list="list181206905569390" text:style-name="WWNum1">
        <text:list-item text:start-value="1">
          <text:p text:style-name="M.T._20_Text_20_-_20_Numbered_20_List">What are some things that God is not able to do? (There is nothing that God cannot do.)<text:s/></text:p>
        </text:list-item>
      </text:list>
      <text:p text:style-name="English_20_Translation_20_-_20_Num_20_List_20_inset">What are some things that God is not able to do? (There is nothing that God cannot do.)<text:s/></text:p>
      <text:list xml:id="list181208572825185" text:continue-numbering="true" text:style-name="WWNum1">
        <text:list-item>
          <text:p text:style-name="M.T._20_Text_20_-_20_Numbered_20_List">What type of problems in your life are too difficult for God to take care of? (There are no problems in my life that are too difficult for God to take care of.)<text:s/></text:p>
        </text:list-item>
      </text:list>
      <text:p text:style-name="English_20_Translation_20_-_20_Num_20_List_20_inset">What type of problems in your life are too difficult for God to take care of? (There are no problems in my life that are too difficult for God to take care of.)<text:s/></text:p>
      <text:list xml:id="list181207544537823" text:continue-numbering="true" text:style-name="WWNum1">
        <text:list-item>
          <text:p text:style-name="M.T._20_Text_20_-_20_Numbered_20_List">When does God want us to ask Him for help? (All the time. He is always available and is able to help us.)</text:p>
        </text:list-item>
      </text:list>
      <text:p text:style-name="English_20_Translation_20_-_20_Num_20_List_20_inset">When does God want us to ask Him for help? (All the time. He is always available and is able to help us.)</text:p>
      <text:list xml:id="list181207860109280" text:continue-numbering="true" text:style-name="WWNum1">
        <text:list-item>
          <text:p text:style-name="M.T._20_Text_20_-_20_Numbered_20_List">What was the memory verse for Lesson 2? (Luke 1:37 “For nothing is impossible with God.”)<text:s/></text:p>
        </text:list-item>
      </text:list>
      <text:p text:style-name="English_20_Translation_20_-_20_Num_20_List_20_inset">What was the memory verse for Lesson 2? (Luke 1:37 “For nothing is impossible with God.”)<text:s/><text:span text:style-name="T10"/></text:p>
      <text:list xml:id="list181206521059327" text:continue-numbering="true" text:style-name="WWNum1">
        <text:list-item>
          <text:p text:style-name="M.T._20_Text_20_-_20_Numbered_20_List">What is sin? (All the things we think, say and do that displease God.)<text:s/></text:p>
        </text:list-item>
      </text:list>
      <text:p text:style-name="English_20_Translation_20_-_20_Num_20_List_20_inset">What is sin? (All the things we think, say and do that displease God.)<text:s/></text:p>
      <text:list xml:id="list181208161346925" text:continue-numbering="true" text:style-name="WWNum1">
        <text:list-item>
          <text:p text:style-name="M.T._20_Text_20_-_20_Numbered_20_List">What does Messiah mean? (The one who was promised to come and save people from the punishment of their sins.)</text:p>
        </text:list-item>
      </text:list>
      <text:p text:style-name="English_20_Translation_20_-_20_Num_20_List_20_inset">What does Messiah mean? (The one who was promised to come and save people from the punishment of their sins.)</text:p>
      <text:list xml:id="list181208564646310" text:continue-numbering="true" text:style-name="WWNum1">
        <text:list-item>
          <text:p text:style-name="M.T._20_Text_20_-_20_Numbered_20_List">Who is the Messiah or Promised One? (Jesus)<text:s/></text:p>
        </text:list-item>
      </text:list>
      <text:p text:style-name="English_20_Translation_20_-_20_Num_20_List_20_inset">Who is the Messiah or Promised One? (Jesus)<text:s/></text:p>
      <text:p text:style-name="Section_20_Heading">Lesson 3 Review</text:p>
      <text:p text:style-name="Sub-Head_20_1">The Messiah is Born</text:p>
      <text:p text:style-name="M.T._20_Text">Lesson 3 was about Jesus being born in a stable. Angels brought the good news of his birth to some shepherds. Then Mary and Joseph took baby Jesus to the temple and there they met a man named Simeon. God promised Simeon that he would not die until he saw the Messiah, the Promised One.<text:s/><text:s/></text:p>
      <text:p text:style-name="English_20_translation">Lesson 3 was about Jesus being born in a stable. Angels brought the good news of his birth to some shepherds. Then Mary and Joseph took baby Jesus to the temple and there they met a man named Simeon. God promised Simeon that he would not die until he saw the Messiah, the Promised One.<text:s/><text:s/></text:p>
      <text:p text:style-name="M.T._20_Text"><text:soft-page-break/>The truth of this lesson is: God ALWAYS keeps His promises.<text:s/><text:s/></text:p>
      <text:p text:style-name="English_20_translation">The truth of this lesson is: God ALWAYS keeps His promises.</text:p>
      <text:p text:style-name="P8">Questions for Review</text:p>
      <text:list xml:id="list181207373998260" text:continue-list="list181208564646310" text:style-name="WWNum1">
        <text:list-item text:start-value="1">
          <text:p text:style-name="M.T._20_Text_20_-_20_Numbered_20_List">How did God keep His promise in the story? (God promised Simeon that he would see the salvation of his people before he died. Simeon knew that Jesus was the answer to that promise.)</text:p>
        </text:list-item>
      </text:list>
      <text:p text:style-name="English_20_Translation_20_-_20_Num_20_List_20_inset">How did God keep His promise in the story? (God promised Simeon that he would see the salvation of his people before he died. Simeon knew that Jesus was the answer to that promise.)</text:p>
      <text:list xml:id="list181206705906210" text:continue-numbering="true" text:style-name="WWNum1">
        <text:list-item>
          <text:p text:style-name="M.T._20_Text_20_-_20_Numbered_20_List">What is another promise that God kept in this story? (He kept the promise that He made through Isaiah to send a Saviour.)<text:s/></text:p>
        </text:list-item>
      </text:list>
      <text:p text:style-name="English_20_Translation_20_-_20_Num_20_List_20_inset">What is another promise that God kept in this story? (He kept the promise that He made through Isaiah to send a Saviour.)<text:s/></text:p>
      <text:list xml:id="list181208220951852" text:continue-numbering="true" text:style-name="WWNum1">
        <text:list-item>
          <text:p text:style-name="M.T._20_Text_20_-_20_Numbered_20_List">Can you think of any other promises that God has kept? (Accept any acceptable answers like: The rainbow in the sky is a sign of God's promise to never flood the earth again.)</text:p>
        </text:list-item>
      </text:list>
      <text:p text:style-name="English_20_Translation_20_-_20_Num_20_List_20_inset">Can you think of any other promises that God has kept? (Accept any acceptable answers like: The rainbow in the sky is a sign of God's promise to never flood the earth again.)</text:p>
      <text:list xml:id="list181207851332972" text:continue-numbering="true" text:style-name="WWNum1">
        <text:list-item>
          <text:p text:style-name="P14">What was the memory verse for Lesson 3? (Luke 2:10-11: But the angel said to them, “Do not be afraid. I bring you good news of great joy that will be for all the people. Today in the town of David a Savior has been born to you; he is Christ the Lord.”)<text:s/></text:p>
        </text:list-item>
      </text:list>
      <text:p text:style-name="English_20_Translation_20_-_20_Num_20_List_20_inset">What was the memory verse for Lesson 3? (Luke 2:10-11: But the angel said to them, “Do not be afraid. I bring you good news of great joy that will be for all the people. Today in the town of David a Savior has been born to you; he is Christ the Lord.”)<text:s/></text:p>
      <text:list xml:id="list181206841600047" text:continue-numbering="true" text:style-name="WWNum1">
        <text:list-item>
          <text:p text:style-name="M.T._20_Text_20_-_20_Numbered_20_List">Why was Jesus brought into the world? (To save people (us) from their sin)<text:s/></text:p>
        </text:list-item>
      </text:list>
      <text:p text:style-name="English_20_Translation_20_-_20_Num_20_List_20_inset">Why was Jesus brought into the world? (To save people (us) from their sin)<text:s/></text:p>
      <text:list xml:id="list181208420365242" text:continue-numbering="true" text:style-name="WWNum1">
        <text:list-item>
          <text:p text:style-name="M.T._20_Text_20_-_20_Numbered_20_List">Why do we need to be saved from our sin? (So God won't punish us. So we can be with God in this life and the next.)<text:s/><text:s/></text:p>
        </text:list-item>
      </text:list>
      <text:p text:style-name="English_20_Translation_20_-_20_Num_20_List_20_inset">Why do we need to be saved from our sin? (So God won't punish us. So we can be with God in this life and the next.)<text:s/><text:s/></text:p>
      <text:list xml:id="list181208509408444" text:continue-numbering="true" text:style-name="WWNum1">
        <text:list-item>
          <text:p text:style-name="M.T._20_Text_20_-_20_Numbered_20_List">How often should we ask God to forgive us our sins? (Every day)<text:s/></text:p>
        </text:list-item>
      </text:list>
      <text:p text:style-name="English_20_Translation_20_-_20_Num_20_List_20_inset">How often should we ask God to forgive us our sins? (Every day)<text:s/></text:p>
      <text:p text:style-name="Section_20_Heading">Lesson 4 Review</text:p>
      <text:p text:style-name="Sub-Head_20_1">The Boy Jesus</text:p>
      <text:p text:style-name="P4">Remember Lesson 4 was about the time when Mary and Joseph took Jesus to Jerusalem to celebrate the passover. They accidentally left Jesus behind when they began their jouney home. After searching for three days, they found Jesus in the temple with the teachers of the Law. Jesus went home with his parents, obeyed them and grew well.<text:s/><text:s/><text:s/></text:p>
      <text:p text:style-name="English_20_translation">Remember lesson 4 was about the time when Mary and Joseph took Jesus to Jerusalem to celebrate the passover. They accidentally left Jesus behind when they began their journey home. After searching for three days, they found Jesus in the temple with the teachers of the Law. Jesus went home with his parents, obeyed them and grew well.<text:s/><text:s/><text:s/></text:p>
      <text:p text:style-name="M.T._20_Text">The truth for this lesson is: God's way is the best way to grow.<text:s/></text:p>
      <text:p text:style-name="English_20_translation">The truth for this lesson is: God's way is the best way to grow.<text:s/></text:p>
      <text:p text:style-name="Sub-Head_20_2">Questions for Review</text:p>
      <text:list xml:id="list181207044085960" text:continue-list="list181208509408444" text:style-name="WWNum1">
        <text:list-item text:start-value="1">
          <text:p text:style-name="M.T._20_Text_20_-_20_Numbered_20_List"><text:span text:style-name="T11">What was the memory verse for lesson 4? (Luke 2:52 And Jesus grew in wisdom and stature, and in favour with God and men.)</text:span><text:span text:style-name="T9"><text:s/></text:span><text:span text:style-name="T11"><text:s/></text:span></text:p>
        </text:list-item>
      </text:list>
      <text:p text:style-name="English_20_Translation_20_-_20_Num_20_List_20_inset"><text:span text:style-name="T11">What was the memory verse for lesson 4? (Luke 2:52 And Jesus grew in wisdom and stature, and in favor with God and men.)</text:span><text:span text:style-name="T9"><text:s/></text:span><text:span text:style-name="T11"><text:s/></text:span></text:p>
      <text:list xml:id="list181208199218705" text:continue-numbering="true" text:style-name="WWNum1">
        <text:list-item>
          <text:p text:style-name="M.T._20_Text_20_-_20_Numbered_20_List"><text:soft-page-break/>According to the memory verses, what are the three ways we should be growing? (In wisdom, in stature (healthy habits), and in favor with God and men.)<text:s/></text:p>
        </text:list-item>
      </text:list>
      <text:p text:style-name="English_20_Translation_20_-_20_Num_20_List_20_inset">According to the memory verses, what are the three ways we should be growing? (In wisdom, in stature (healthy habits), and in favour with God and men.)<text:s/></text:p>
      <text:list xml:id="list181207568215342" text:continue-numbering="true" text:style-name="WWNum1">
        <text:list-item>
          <text:p text:style-name="P15">How can you grow in wisdom? (By reading our Bibles and praying everyday, by listening in church and at school.)<text:s/></text:p>
        </text:list-item>
      </text:list>
      <text:p text:style-name="P5">How can you grow in wisdom? (By reading our Bibles and praying everyday, by listening in church and at school.)<text:s/></text:p>
      <text:list xml:id="list181207089691711" text:continue-numbering="true" text:style-name="WWNum1">
        <text:list-item>
          <text:p text:style-name="P15">How can you grow in stature? (By having healthy habits such as: eating healthy foods, drinking plenty of water, getting enough sleep and exercising.)<text:s/></text:p>
        </text:list-item>
      </text:list>
      <text:p text:style-name="P5">How can you grow in stature? (By having healthy habits such as: eating healthy foods, drinking plenty of water, getting enough sleep and exercising.)<text:s/></text:p>
      <text:list xml:id="list181208316259630" text:continue-numbering="true" text:style-name="WWNum1">
        <text:list-item>
          <text:p text:style-name="P15">How can you grow in favor with God and men? (By being kind and helpful to those around us.)<text:s/></text:p>
        </text:list-item>
      </text:list>
      <text:p text:style-name="P5">How can you grow in favour with God and men? (By being kind and helpful to those around us.)<text:s/></text:p>
      <text:p text:style-name="Section_20_Heading">Lesson 5 Review</text:p>
      <text:list xml:id="list3442382333" text:style-name="Outline">
        <text:list-item>
          <text:list>
            <text:list-item>
              <text:h text:style-name="Heading_20_2" text:outline-level="2">John Prepares the Way</text:h>
            </text:list-item>
          </text:list>
        </text:list-item>
      </text:list>
      <text:p text:style-name="P4">Lesson 5 was about John the Baptist. He moved up and down the Jordan River encouraging people to turn away from their sins and to be baptised. He told the people that God would forgive them. He said he was not the messiah but that he was preparing peoples' hearts for the messiah.<text:s/><text:s/><text:s/></text:p>
      <text:p text:style-name="P7">Lesson 5 was about John the Baptist. He moved up and down the Jordan River encouraging people to turn away from their sins and to be baptised. He told the people that God would forgive them. He said he was not the messiah but that he was preparing peoples' hearts for the messiah.<text:s/><text:s/><text:s/></text:p>
      <text:p text:style-name="P4">The truth for this lesson is: God expects true repentance.</text:p>
      <text:p text:style-name="English_20_translation">The truth for this lesson is: God expects true repentance.</text:p>
      <text:p text:style-name="P3">Questions for Review</text:p>
      <text:list xml:id="list181207972593976" text:continue-list="list181208316259630" text:style-name="WWNum1">
        <text:list-item text:start-value="1">
          <text:p text:style-name="P16">What was the memory verse for lesson 5? (Luke 3:3 He went into all the country around the Jordan, preaching a baptism of repentance for the forgiveness of sins.)<text:s/><text:s/></text:p>
        </text:list-item>
      </text:list>
      <text:p text:style-name="English_20_Translation_20_-_20_Num_20_List_20_inset">What was the memory verse for lesson 5? (Luke 3:3 He went into all the country around the Jordan, preaching a baptism of repentance for the forgiveness of sins.)<text:s/><text:s/></text:p>
      <text:list xml:id="list181206999744753" text:continue-numbering="true" text:style-name="WWNum1">
        <text:list-item>
          <text:p text:style-name="M.T._20_Text_20_-_20_Numbered_20_List">What is repentance? (Change direction from going towards sin to going towards God)<text:s/></text:p>
        </text:list-item>
      </text:list>
      <text:p text:style-name="English_20_Translation_20_-_20_Num_20_List_20_inset">What is repentance? (Change direction from going towards sin to going towards God)<text:s/></text:p>
      <text:list xml:id="list181207866028817" text:continue-numbering="true" text:style-name="WWNum1">
        <text:list-item>
          <text:p text:style-name="P16">What happens when we move in the direction of sin? (We move farther away from God.)<text:s/></text:p>
        </text:list-item>
      </text:list>
      <text:p text:style-name="P6">What happens when we move in the direction of sin? (We move farther away from God.)<text:s/></text:p>
      <text:list xml:id="list181208143875751" text:continue-numbering="true" text:style-name="WWNum1">
        <text:list-item>
          <text:p text:style-name="P16">What happens when we move in the direction of God? (We move farther away from sin.)<text:s/></text:p>
        </text:list-item>
      </text:list>
      <text:p text:style-name="P6">What happens when we move in the direction of God? (We move farther away from sin.)<text:s/></text:p>
      <text:list xml:id="list181207949504053" text:continue-numbering="true" text:style-name="WWNum1">
        <text:list-item>
          <text:p text:style-name="P16">What should we do after we ask God to forgive our sins? (Repent - change your direction and stop sinning)<text:s/></text:p>
        </text:list-item>
      </text:list>
      <text:p text:style-name="English_20_Translation_20_-_20_Num_20_List_20_inset">What should we do after we ask God to forgive our sins? (Repent - change your direction and stop sinning)<text:s/></text:p>
      <text:list xml:id="list181208199154302" text:continue-numbering="true" text:style-name="WWNum1">
        <text:list-item>
          <text:p text:style-name="M.T._20_Text_20_-_20_Numbered_20_List">Can you think of examples of what it means “to repent?” (Accept any acceptable answers like: Someone who tells lies, but then starts to tell the truth; Someone who gives sacrifices (offerings) to idols, but then stops and only gives offerings to God.)</text:p>
        </text:list-item>
      </text:list>
      <text:p text:style-name="English_20_Translation_20_-_20_Num_20_List_20_inset">Can you think of examples of what it means “to repent?” (Example: someone who tells lies, but then starts to tell the truth; someone who gives sacrifices (offerings) to idols, but then stops and only gives offerings to God.)</text:p>
      <text:p text:style-name="Section_20_Heading"><text:soft-page-break/>Closing and Homework</text:p>
      <text:p text:style-name="Sub-Head_20_1">Homework</text:p>
      <text:p text:style-name="M.T._20_Text">This week read your memory verse page everyday. Also, spend time everyday praying to God asking him to forgive your sins and to help you live a life pleasing to him. Work on memorizing all the verses we have had so far to say next week.<text:s/><text:s/><text:s/></text:p>
      <text:p text:style-name="English_20_translation">This week read your memory verse page everyday. Also, spend time everyday praying to God asking him to forgive your sins and to help you live a life pleasing to him. Work on memorizing all the verses we have had so far to say next week.<text:s/><text:s/><text:s/></text:p>
      <text:list xml:id="list181207490423482" text:continue-list="list181207502210748" text:style-name="Bullet_20_-_20_checkmark">
        <text:list-item>
          <text:p text:style-name="Body_20_Bullet_20_-_20_Checkmark">Give any needed announcements.</text:p>
        </text:list-item>
      </text:list>
      <text:p text:style-name="Sub-Head_20_1">Closing Prayer</text:p>
      <text:p text:style-name="Body"><text:span text:style-name="Body_20_Emphasized_20_-_20_Small">Thank God</text:span>for giving us his words so that we can know how we should live.</text:p>
      <text:p text:style-name="Body"><text:span text:style-name="Body_20_Emphasized_20_-_20_Small">Ask God</text:span>that he would help the children to spend time reading their memory verses everyday and praying.<text:s/>Pray that the lives of the children would be change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charset="x-symbol"/>
    <style:font-face style:name="Lucida Sans1" svg:font-family="'Lucida Sans'"/>
    <style:font-face style:name="OpenSymbol1"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1" svg:font-family="Andika" style:font-pitch="variable"/>
    <style:font-face style:name="Andika" svg:font-family="Andika" style:font-adornments="Bold" style:font-pitch="variable"/>
    <style:font-face style:name="Andika2" svg:font-family="Andika" style:font-adornments="Regular" style:font-pitch="variable"/>
    <style:font-face style:name="Andika Compact" svg:font-family="'Andika Compact'" style:font-adornments="Regular" style:font-pitch="variable"/>
    <style:font-face style:name="Andika New Basic1" svg:font-family="'Andika New Basic'" style:font-adornments="Bold" style:font-pitch="variable"/>
    <style:font-face style:name="Andika New Basic2"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7" draw:display-name="Gradient 7" draw:style="linear" draw:start-color="#b3b3b3" draw:end-color="#ffffff" draw:start-intensity="100%" draw:end-intensity="100%" draw:angle="9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orphans="2" fo:widows="2" fo:hyphenation-ladder-count="no-limit" style:writing-mode="lr-tb">
        <style:tab-stops>
          <style:tab-stop style:position="1.134cm"/>
        </style:tab-stops>
      </style:paragraph-properties>
      <style:text-properties fo:color="#000000" style:font-name="Andika New Basic" fo:font-family="'Andika New Basic'" style:font-style-name="Regular" style:font-pitch="variable" fo:font-size="11pt" fo:language="en" fo:country="US"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Heading" style:family="paragraph" style:hidden="true" style:parent-style-name="Standard" style:next-style-name="Text_20_body" style:default-outline-level="" style:list-style-name="" style:class="text">
      <loext:graphic-properties draw:fill="solid" draw:fill-color="#ffffff" draw:opacity="100%"/>
      <style:paragraph-properties fo:margin-left="-0.046cm" fo:margin-right="0cm" fo:margin-top="0.423cm" fo:margin-bottom="0.212cm" loext:contextual-spacing="false" fo:text-indent="-0.762cm" style:auto-text-indent="false" fo:background-color="#ffffff" fo:keep-with-next="always">
        <style:tab-stops/>
      </style:paragraph-properties>
      <style:text-properties style:font-name="Andika"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hidden="true" style:parent-style-name="Text_20_body" style:default-outline-level="" style:class="list">
      <style:text-properties style:font-size-asian="12pt" style:font-name-complex="Lucida Sans1" style:font-family-complex="'Lucida Sans'"/>
    </style:style>
    <style:style style:name="Caption" style:family="paragraph" style:hidden="true"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hidden="true" style:parent-style-name="Standard" style:default-outline-level="" style:class="index">
      <style:paragraph-properties text:number-lines="false" text:line-number="0"/>
      <style:text-properties style:font-size-asian="12pt" style:font-name-complex="Lucida Sans1" style:font-family-complex="'Lucida Sans'"/>
    </style:style>
    <style:style style:name="Heading_20_1" style:display-name="Heading 1" style:family="paragraph" style:hidden="true" style:parent-style-name="Heading" style:next-style-name="Body_20_Tight_20_lines" style:default-outline-level="1" style:list-style-name="Outline" style:class="text" style:master-page-name="">
      <loext:graphic-properties draw:fill="solid" draw:fill-color="#b3b3b3" draw:opacity="100%"/>
      <style:paragraph-properties fo:margin-left="-0.182cm" fo:margin-right="0cm" fo:margin-top="0.381cm" fo:margin-bottom="0.203cm" loext:contextual-spacing="false" fo:orphans="2" fo:widows="2" fo:text-indent="0.205cm" style:auto-text-indent="false" style:page-number="auto" fo:background-color="#b3b3b3" style:shadow="none" fo:keep-with-next="always" text:number-lines="false" text:line-number="0">
        <style:tab-stops>
          <style:tab-stop style:position="1.134cm"/>
        </style:tab-stops>
      </style:paragraph-properties>
      <style:text-properties fo:color="#000000" style:font-name="Andika"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 style:display-name="Heading 2" style:family="paragraph"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801cm" fo:margin-right="0cm" fo:margin-top="0.152cm" fo:margin-bottom="0cm" loext:contextual-spacing="false" fo:keep-together="auto" fo:orphans="2" fo:widows="2" fo:hyphenation-ladder-count="no-limit" fo:text-indent="-0.801cm" style:auto-text-indent="false" style:page-number="auto" fo:background-color="#ffffff" style:shadow="none" fo:keep-with-next="auto" text:number-lines="false" text:line-number="0" style:writing-mode="lr-tb">
        <style:tab-stops/>
      </style:paragraph-properties>
      <style:text-properties fo:color="#000000" style:font-name="Andika"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fo:hyphenate="false" fo:hyphenation-remain-char-count="2" fo:hyphenation-push-char-count="2"/>
    </style:style>
    <style:style style:name="Heading_20_3" style:display-name="Heading 3" style:family="paragraph" style:hidden="true" style:parent-style-name="Heading" style:next-style-name="Body" style:default-outline-level="2" style:list-style-name="" style:class="text" style:master-page-name="">
      <loext:graphic-properties draw:fill="solid" draw:fill-color="#ffffff" draw:opacity="100%"/>
      <style:paragraph-properties fo:margin-left="0.801cm" fo:margin-right="0cm" fo:margin-top="0.152cm" fo:margin-bottom="0.051cm" loext:contextual-spacing="false" fo:orphans="2" fo:widows="2" fo:hyphenation-ladder-count="no-limit" fo:text-indent="-0.801cm" style:auto-text-indent="false" style:page-number="auto" fo:background-color="#ffffff" fo:keep-with-next="auto" style:writing-mode="lr-tb">
        <style:tab-stops/>
      </style:paragraph-properties>
      <style:text-properties fo:color="#000000" style:font-name="Andika1"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font-style-complex="italic" style:font-weight-complex="bold" fo:hyphenate="false" fo:hyphenation-remain-char-count="2" fo:hyphenation-push-char-count="2"/>
    </style:style>
    <style:style style:name="Body" style:family="paragraph" style:default-outline-level="" style:master-page-name="">
      <style:paragraph-properties fo:margin-left="0cm" fo:margin-right="0cm" fo:margin-top="0.049cm" fo:margin-bottom="0.101cm" loext:contextual-spacing="false" fo:orphans="2" fo:widows="2" fo:hyphenation-ladder-count="no-limit" fo:text-indent="0cm" style:auto-text-indent="false" style:page-number="auto" style:writing-mode="lr-tb">
        <style:tab-stops>
          <style:tab-stop style:position="1.27cm"/>
        </style:tab-stops>
      </style:paragraph-properties>
      <style:text-properties fo:color="#000000" style:font-name="Andika New Basic" fo:font-family="'Andika New Basic'"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style:style>
    <style:style style:name="Header_20__26__20_Footer" style:display-name="Header &amp; Footer" style:family="paragraph" style:default-outline-level="">
      <style:paragraph-properties fo:margin-top="0cm" fo:margin-bottom="0cm" loext:contextual-spacing="false" fo:orphans="2" fo:widows="2" fo:hyphenation-ladder-count="no-limit" style:writing-mode="lr-tb">
        <style:tab-stops>
          <style:tab-stop style:position="8.001cm" style:type="center"/>
          <style:tab-stop style:position="14.416cm"/>
          <style:tab-stop style:position="16.51cm" style:type="right"/>
        </style:tab-stops>
      </style:paragraph-properties>
      <style:text-properties fo:color="#000000" style:font-name="Arial"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Body_20_Numbered_20_List" style:display-name="Body Numbered List" style:family="paragraph" style:parent-style-name="Body" style:default-outline-level="" style:list-style-name="WWNum1">
      <style:paragraph-properties fo:margin-top="0cm" fo:margin-bottom="0cm" loext:contextual-spacing="false" fo:orphans="0" fo:widows="0" fo:keep-with-next="auto" text:number-lines="true" text:line-number="0">
        <style:tab-stops>
          <style:tab-stop style:position="1.251cm"/>
        </style:tab-stops>
      </style:paragraph-properties>
      <style:text-properties style:font-name="Andika New Basic" fo:font-family="'Andika New Basic'" style:font-style-name="Regular" style:font-pitch="variable" fo:font-size="10pt" style:font-size-asian="10pt"/>
    </style:style>
    <style:style style:name="Body_20_Bullet_20_List" style:display-name="Body Bullet List" style:family="paragraph" style:parent-style-name="Body" style:default-outline-level="">
      <loext:graphic-properties draw:fill="solid" draw:fill-color="#ffffff" draw:opacity="100%"/>
      <style:paragraph-properties fo:margin-left="0.885cm" fo:margin-right="0cm" fo:margin-top="0.051cm" fo:margin-bottom="0cm" loext:contextual-spacing="false" fo:orphans="2" fo:widows="2" fo:text-indent="-0.346cm" style:auto-text-indent="false" fo:background-color="#ffffff" fo:keep-with-next="always">
        <style:tab-stops>
          <style:tab-stop style:position="0.885cm"/>
          <style:tab-stop style:position="1.729cm"/>
        </style:tab-stops>
      </style:paragraph-properties>
      <style:text-properties fo:color="#000000" style:font-name="Andika2"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hidden="true" style:parent-style-name="Standard" style:default-outline-level="" style:class="extra">
      <style:paragraph-properties fo:margin-left="0cm" fo:margin-right="0cm" fo:margin-top="0cm" fo:margin-bottom="0.102cm" loext:contextual-spacing="false" fo:text-indent="0cm" style:auto-text-indent="false" style:border-line-width-bottom="0.002cm 0.035cm 0.002cm" fo:padding="0cm" fo:border-left="none" fo:border-right="none" fo:border-top="none" fo:border-bottom="1.11pt double #000001" text:number-lines="false" text:line-number="0">
        <style:tab-stops>
          <style:tab-stop style:position="7.62cm" style:type="center"/>
          <style:tab-stop style:position="16.764cm"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8.587cm" style:type="center"/>
          <style:tab-stop style:position="17.394cm" style:type="right"/>
        </style:tab-stops>
      </style:paragraph-properties>
      <style:text-properties style:font-name="Andika New Basic" fo:font-family="'Andika New Basic'" style:font-style-name="Regular" style:font-pitch="variable" fo:font-size="10pt" style:font-size-asian="10pt" style:font-weight-asian="normal"/>
    </style:style>
    <style:style style:name="Body_20_Inset" style:display-name="Body Inset" style:family="paragraph" style:parent-style-name="Body" style:default-outline-level="">
      <style:paragraph-properties fo:margin-left="0.751cm" fo:margin-right="0cm" fo:margin-top="0cm" fo:margin-bottom="0cm" loext:contextual-spacing="false" fo:text-indent="0cm" style:auto-text-indent="false"/>
    </style:style>
    <style:style style:name="Lesson_20_Title" style:display-name="Lesson Title" style:family="paragraph" style:parent-style-name="Standard" style:default-outline-level="" style:master-page-name="">
      <loext:graphic-properties draw:fill="solid" draw:fill-color="#ffffcc" draw:fill-image-width="0cm" draw:fill-image-height="0cm"/>
      <style:paragraph-properties fo:margin-left="0.199cm" fo:margin-right="0cm" fo:margin-top="0cm" fo:margin-bottom="0cm" loext:contextual-spacing="false" fo:orphans="2" fo:widows="2" fo:hyphenation-ladder-count="no-limit" fo:text-indent="0cm" style:auto-text-indent="false" style:page-number="auto" fo:background-color="#ffffcc" style:shadow="none" style:writing-mode="lr-tb">
        <style:tab-stops>
          <style:tab-stop style:position="1.134cm"/>
        </style:tab-stops>
      </style:paragraph-properties>
      <style:text-properties style:text-outline="false" style:font-name="Andika New Basic" fo:font-family="'Andika New Basic'" style:font-style-name="Regular" style:font-pitch="variable" fo:font-size="22pt" fo:font-weight="normal" fo:background-color="transparent" style:font-size-asian="22pt" style:font-weight-asian="bold" style:font-size-complex="22pt" style:font-weight-complex="bold" fo:hyphenate="false" fo:hyphenation-remain-char-count="2" fo:hyphenation-push-char-count="2"/>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ody_20_Bold" style:display-name="Body Bold" style:family="paragraph" style:parent-style-name="Standard" style:default-outline-level="">
      <style:paragraph-properties fo:margin-left="0cm" fo:margin-right="0cm" fo:margin-top="0.152cm" fo:margin-bottom="0.152cm" loext:contextual-spacing="false" fo:text-align="start" style:justify-single-word="false" fo:text-indent="0cm" style:auto-text-indent="false"/>
      <style:text-properties style:font-name="Andika"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English_20_translation" style:display-name="English translation" style:family="paragraph" style:parent-style-name="Body" style:default-outline-level=""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style:font-name="Andika New Basic2" fo:font-family="'Andika New Basic'" style:font-style-name="Italic" style:font-pitch="variable" fo:font-size="8pt" fo:font-style="italic" style:font-style-asian="italic" style:font-style-complex="italic"/>
    </style:style>
    <style:style style:name="Body_20_Bold_20_Right_20_Flush" style:display-name="Body Bold Right Flush" style:family="paragraph" style:parent-style-name="Body_20_Bold" style:default-outline-level="">
      <style:paragraph-properties fo:text-align="end" style:justify-single-word="false"/>
    </style:style>
    <style:style style:name="Body_20_Tight_20_lines" style:display-name="Body Tight lines" style:family="paragraph" style:parent-style-name="Body" style:default-outline-level="" style:master-page-name="">
      <style:paragraph-properties fo:margin-top="0cm" fo:margin-bottom="0.049cm" loext:contextual-spacing="false" style:page-number="auto" fo:keep-with-next="always"/>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2"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 New Basic1" fo:font-family="'Andika New Basic'" style:font-style-name="Bold" style:font-pitch="variable" fo:font-size="16pt" fo:font-weight="bold" style:font-weight-asian="bold" style:font-weight-complex="bold"/>
    </style:style>
    <style:style style:name="Body_20_Large_20_Inset" style:display-name="Body Large Inset" style:family="paragraph" style:parent-style-name="Body" style:default-outline-level="">
      <style:paragraph-properties fo:margin-left="1.252cm" fo:margin-right="1.685cm" fo:margin-top="0.152cm" fo:margin-bottom="0cm" loext:contextual-spacing="false" fo:orphans="2" fo:widows="2" fo:text-indent="0cm" style:auto-text-indent="false">
        <style:tab-stops>
          <style:tab-stop style:position="2.522cm"/>
        </style:tab-stops>
      </style:paragraph-properties>
      <style:text-properties fo:color="#0000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font-style-complex="normal"/>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1.383cm" fo:margin-right="0cm" fo:margin-top="0.254cm" fo:margin-bottom="0.203cm" loext:contextual-spacing="false" fo:keep-together="always" fo:orphans="2" fo:widows="2" fo:hyphenation-ladder-count="no-limit" fo:text-indent="1.088cm"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style:style>
    <style:style style:name="Part_20_Heading" style:display-name="Part Heading" style:family="paragraph" style:parent-style-name="Standard" style:default-outline-level="" style:list-style-name="" style:master-page-name="">
      <loext:graphic-properties draw:fill="solid" draw:fill-color="#000000" draw:opacity="100%"/>
      <style:paragraph-properties fo:margin-left="0cm" fo:margin-right="0cm" fo:margin-top="0cm" fo:margin-bottom="0cm" loext:contextual-spacing="false" fo:text-align="start" style:justify-single-word="false" fo:orphans="2" fo:widows="2" fo:hyphenation-ladder-count="no-limit" fo:text-indent="0.199cm" style:auto-text-indent="false" style:page-number="auto" fo:break-before="auto" fo:break-after="auto" fo:background-color="#000000" fo:padding="0cm" fo:border="none" style:shadow="none" fo:keep-with-next="always" style:vertical-align="bottom" style:writing-mode="lr-tb">
        <style:tab-stops/>
      </style:paragraph-properties>
      <style:text-properties fo:color="#ffffff" style:text-outline="false" style:font-name="Andika New Basic1" fo:font-family="'Andika New Basic'" style:font-style-name="Bold" style:font-pitch="variable" fo:font-size="22pt" fo:font-weight="bold" style:font-size-asian="18pt" style:font-weight-asian="bold" style:font-size-complex="18pt" style:font-weight-complex="bold" fo:hyphenate="false" fo:hyphenation-remain-char-count="2" fo:hyphenation-push-char-count="2"/>
    </style:style>
    <style:style style:name="Heading_20_inline_20_Graphic" style:display-name="Heading inline Graphic" style:family="paragraph" style:parent-style-name="Heading" style:default-outline-level="2" style:list-style-name="WWNum1">
      <style:paragraph-properties fo:margin-left="-0.499cm" fo:margin-right="0cm" fo:margin-top="0cm" fo:margin-bottom="0cm" loext:contextual-spacing="false" fo:text-indent="-0.762cm" style:auto-text-indent="false">
        <style:tab-stops>
          <style:tab-stop style:position="1.134cm"/>
        </style:tab-stops>
      </style:paragraph-properties>
    </style:style>
    <style:style style:name="Table_20_Left_20_headings" style:display-name="Table Left headings" style:family="paragraph" style:parent-style-name="Body_20_Bold">
      <style:paragraph-properties fo:margin-left="0cm" fo:margin-right="0.049cm" fo:margin-top="0cm" fo:margin-bottom="0cm" loext:contextual-spacing="false" fo:text-align="end" style:justify-single-word="false" fo:text-indent="0cm" style:auto-text-indent="false"/>
      <style:text-properties style:font-name="Andika New Basic1"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46cm" fo:margin-right="0cm" fo:margin-top="0cm" fo:margin-bottom="0cm" loext:contextual-spacing="false" fo:text-indent="-1.016cm" style:auto-text-indent="false">
        <style:tab-stops/>
      </style:paragraph-properties>
    </style:style>
    <style:style style:name="Table_20_Column_20_Heading" style:display-name="Table Column Heading" style:family="paragraph" style:parent-style-name="Table_20_Contents" style:master-page-name="">
      <style:paragraph-properties fo:margin-left="0.014cm" fo:margin-right="-0.009cm" fo:margin-top="0cm" fo:margin-bottom="0cm" loext:contextual-spacing="false" fo:text-align="center" style:justify-single-word="false" fo:text-indent="0cm" style:auto-text-indent="false" style:page-number="auto">
        <style:tab-stops/>
      </style:paragraph-properties>
      <style:text-properties style:font-name="Andika New Basic1" fo:font-family="'Andika New Basic'" style:font-style-name="Bold" style:font-pitch="variable" fo:font-size="16pt" fo:font-weight="bold" style:font-size-asian="16pt" style:font-weight-asian="bold" style:font-size-complex="16pt" style:font-weight-complex="bold"/>
    </style:style>
    <style:style style:name="Table_20_Bullets" style:display-name="Table Bullets" style:family="paragraph" style:parent-style-name="Table_20_Contents" style:auto-update="true" style:default-outline-level="1" style:list-style-name="" style:class="extra" style:master-page-name="">
      <style:paragraph-properties fo:margin-left="0.67cm" fo:margin-right="-0.018cm" fo:margin-top="0cm" fo:margin-bottom="0cm" loext:contextual-spacing="false" fo:orphans="2" fo:widows="2" fo:hyphenation-ladder-count="no-limit" fo:text-indent="-0.635cm" style:auto-text-indent="false" style:page-number="auto" style:shadow="none" text:number-lines="false" text:line-number="0" style:writing-mode="lr-tb">
        <style:tab-stops/>
      </style:paragraph-properties>
      <style:text-properties style:font-name="Andika1" fo:font-family="Andika" style:font-pitch="variable" fo:font-size="10pt" fo:font-weight="normal" style:font-size-asian="10pt" style:font-weight-asian="bold" style:font-size-complex="10pt" style:font-weight-complex="bold" fo:hyphenate="false" fo:hyphenation-remain-char-count="2" fo:hyphenation-push-char-count="2"/>
    </style:style>
    <style:style style:name="Body_20_Translated" style:display-name="Body Translated" style:family="paragraph" style:parent-style-name="Body" style:auto-update="true">
      <style:paragraph-properties fo:margin-top="0.152cm" fo:margin-bottom="0cm" loext:contextual-spacing="false"/>
      <style:text-properties fo:font-weight="normal" style:font-weight-asian="normal" style:font-weight-complex="normal"/>
    </style:style>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3cm" fo:margin-right="0cm" fo:margin-top="0.101cm" fo:margin-bottom="0.25cm" loext:contextual-spacing="false" fo:text-align="start" style:justify-single-word="false" fo:orphans="2" fo:widows="2" fo:hyphenation-ladder-count="no-limit" fo:text-indent="0cm" style:auto-text-indent="false" style:page-number="auto" fo:background-color="transparent" style:shadow="none" style:writing-mode="lr-tb">
        <style:tab-stops/>
      </style:paragraph-properties>
      <style:text-properties fo:hyphenate="false" fo:hyphenation-remain-char-count="2" fo:hyphenation-push-char-count="2"/>
    </style:style>
    <style:style style:name="Body_20_Italics" style:display-name="Body Italics" style:family="paragraph" style:parent-style-name="Body">
      <style:text-properties fo:font-size="8pt" fo:font-style="italic" style:font-weight-asian="250"/>
    </style:style>
    <style:style style:name="M.T._20_Bible_20_Story" style:display-name="M.T. Bible Story" style:family="paragraph" style:parent-style-name="Body">
      <style:text-properties fo:font-size="10pt" style:font-size-asian="12pt" style:font-size-complex="12pt"/>
    </style:style>
    <style:style style:name="Eng_20_Bible_20_Story" style:display-name="Eng Bible Story" style:family="paragraph" style:parent-style-name="Body">
      <style:paragraph-properties fo:margin-left="0cm" fo:margin-right="-0.007cm" fo:margin-top="0cm" fo:margin-bottom="0cm" loext:contextual-spacing="false" fo:text-indent="0cm" style:auto-text-indent="false"/>
      <style:text-properties style:font-name="Andika1" fo:font-family="Andika" style:font-pitch="variable" fo:font-size="8pt" style:font-size-asian="8pt" style:font-size-complex="8pt"/>
    </style:style>
    <style:style style:name="M.T._20_Text" style:display-name="M.T. Text" style:family="paragraph" style:parent-style-name="Body" style:next-style-name="English_20_translation" style:master-page-name="">
      <loext:graphic-properties draw:fill="solid" draw:fill-color="#ffffcc" draw:opacity="100%" draw:fill-image-width="0cm" draw:fill-image-height="0cm"/>
      <style:paragraph-properties fo:margin-top="0.101cm" fo:margin-bottom="0cm" loext:contextual-spacing="false" style:page-number="auto" fo:background-color="#ffffcc" fo:keep-with-next="always">
        <style:tab-stops>
          <style:tab-stop style:position="6.366cm"/>
        </style:tab-stops>
      </style:paragraph-properties>
      <style:text-properties style:font-name="Andika New Basic" fo:font-family="'Andika New Basic'" style:font-style-name="Regular" style:font-pitch="variable" fo:language="en" fo:country="GB"/>
    </style:style>
    <style:style style:name="First_20_Page_20_Footer" style:display-name="First Page Footer" style:family="paragraph" style:parent-style-name="Footer" style:default-outline-level="" style:class="extra">
      <style:paragraph-properties fo:margin-left="2.401cm" fo:margin-right="0cm" fo:margin-top="0cm" fo:margin-bottom="0cm" loext:contextual-spacing="false" fo:orphans="2" fo:widows="2" fo:hyphenation-ladder-count="no-limit" fo:text-indent="0cm" style:auto-text-indent="false" text:number-lines="false" text:line-number="0" style:writing-mode="lr-tb">
        <style:tab-stops>
          <style:tab-stop style:position="8.587cm" style:type="center"/>
          <style:tab-stop style:position="15.24cm" style:type="right"/>
        </style:tab-stops>
      </style:paragraph-properties>
      <style:text-properties style:font-name="Andika New Basic" fo:font-family="'Andika New Basic'" style:font-style-name="Regular" style:font-pitch="variable" fo:font-size="6pt" officeooo:rsid="009839a1" style:font-size-asian="6pt" style:font-weight-asian="normal" style:font-size-complex="6pt" fo:hyphenate="false" fo:hyphenation-remain-char-count="2" fo:hyphenation-push-char-count="2"/>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M.T._20_Text_20_-_20_Numbered" style:display-name="M.T. Text - Numbered" style:family="paragraph" style:parent-style-name="M.T._20_Text" style:list-style-name="WWNum1">
      <loext:graphic-properties draw:fill="solid" draw:fill-color="#ffff66" draw:opacity="100%"/>
      <style:paragraph-properties fo:margin-left="1cm" fo:margin-right="0cm" fo:text-indent="-0.499cm" style:auto-text-indent="false" fo:background-color="#ffff66" text:number-lines="true" text:line-number="1">
        <style:tab-stops>
          <style:tab-stop style:position="1.27cm"/>
        </style:tab-stops>
      </style:paragraph-properties>
    </style:style>
    <style:style style:name="English_20_Translation_20_-_20_Indented" style:display-name="English Translation - Indented" style:family="paragraph" style:parent-style-name="English_20_translation">
      <style:paragraph-properties fo:margin-left="1cm" fo:margin-right="0cm" fo:text-indent="0cm" style:auto-text-indent="false"/>
    </style:style>
    <style:style style:name="Lesson_20_Number" style:display-name="Lesson Number" style:family="paragraph" style:parent-style-name="Standard" style:default-outline-level="" style:master-page-name="">
      <loext:graphic-properties draw:fill="none" draw:fill-color="#ffffff"/>
      <style:paragraph-properties fo:margin-left="0cm" fo:margin-right="0cm" fo:margin-top="0cm" fo:margin-bottom="0cm" loext:contextual-spacing="false" fo:text-align="center" style:justify-single-word="false" fo:orphans="0" fo:widows="0" fo:hyphenation-ladder-count="no-limit" fo:text-indent="0cm" style:auto-text-indent="false" style:page-number="auto" fo:background-color="transparent" style:writing-mode="lr-tb">
        <style:tab-stops>
          <style:tab-stop style:position="1.134cm"/>
        </style:tab-stops>
      </style:paragraph-properties>
      <style:text-properties style:use-window-font-color="true" style:font-name="Arial Black" fo:font-family="'Arial Black'" style:font-pitch="variable" fo:font-size="48pt" fo:font-weight="900" officeooo:rsid="00d349bd" style:font-size-asian="48pt" style:font-weight-asian="normal" style:font-size-complex="48pt" style:font-weight-complex="normal" fo:hyphenate="false" fo:hyphenation-remain-char-count="2" fo:hyphenation-push-char-count="2"/>
    </style:style>
    <style:style style:name="Lesson_20_Title_20_Scrip_20_Reference" style:display-name="Lesson Title Scrip Reference" style:family="paragraph" style:parent-style-name="Body">
      <style:paragraph-properties fo:text-align="end" style:justify-single-word="false"/>
    </style:style>
    <style:style style:name="Body_20_-_20_Small_20_spacer" style:display-name="Body - Small spacer" style:family="paragraph" style:parent-style-name="Body">
      <style:paragraph-properties fo:margin-top="0cm" fo:margin-bottom="0cm" loext:contextual-spacing="false"/>
      <style:text-properties fo:font-size="6pt" style:font-size-asian="5.25pt" style:font-size-complex="6pt"/>
    </style:style>
    <style:style style:name="Table_20_Bullet_20_List" style:display-name="Table Bullet List" style:family="paragraph" style:auto-update="true" style:default-outline-level="1" style:list-style-name="" style:class="extra">
      <style:paragraph-properties fo:margin-left="0.67cm" fo:margin-right="-0.018cm" fo:margin-top="0cm" fo:margin-bottom="0cm" loext:contextual-spacing="false" fo:orphans="2" fo:widows="2" fo:hyphenation-ladder-count="no-limit" fo:text-indent="-0.635cm" style:auto-text-indent="false" style:shadow="none" text:number-lines="false" text:line-number="0" style:writing-mode="lr-tb">
        <style:tab-stops>
          <style:tab-stop style:position="0.635cm" style:leader-style="dotted" style:leader-text="."/>
        </style:tab-stops>
      </style:paragraph-properties>
      <style:text-properties fo:hyphenate="false" fo:hyphenation-remain-char-count="2" fo:hyphenation-push-char-count="2"/>
    </style:style>
    <style:style style:name="M.T._20_Review_20_Game" style:display-name="M.T. Review Game" style:family="paragraph" style:list-style-name="WWNum2" style:master-page-name="">
      <style:paragraph-properties style:page-number="auto"/>
      <style:text-properties style:font-name="Andika2" fo:font-family="Andika" style:font-style-name="Regular" style:font-pitch="variable" fo:font-size="10pt" style:font-size-asian="10.5pt"/>
    </style:style>
    <style:style style:name="Text_20_body_20_tight_20_lines" style:display-name="Text body tight lines" style:family="paragraph" style:parent-style-name="Text_20_body"/>
    <style:style style:name="Copyright_20_footer_20_text" style:display-name="Copyright footer text" style:family="paragraph" style:parent-style-name="Footer">
      <style:text-properties style:font-name="Andika1" fo:font-family="Andika" style:font-pitch="variable" fo:font-size="8pt" style:font-size-asian="8pt" style:font-size-complex="8pt"/>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fill="solid" draw:fill-color="#ffffcc" draw:opacity="100%"/>
      <style:paragraph-properties fo:background-color="#ffffcc"/>
    </style:style>
    <style:style style:name="Body_20_Bullet_20_-_20_Checkmark" style:display-name="Body Bullet - Checkmark" style:family="paragraph" style:parent-style-name="Body" style:default-outline-level="" style:list-style-name="Bullet_20_-_20_checkmark" style:master-page-name="">
      <loext:graphic-properties draw:fill="solid" draw:fill-color="#ffffff" draw:opacity="100%"/>
      <style:paragraph-properties fo:margin-left="1.199cm" fo:margin-right="0cm" fo:margin-top="0cm" fo:margin-bottom="0.049cm" loext:contextual-spacing="false" fo:orphans="2" fo:widows="2" fo:hyphenation-ladder-count="no-limit" fo:text-indent="-0.499cm" style:auto-text-indent="false" style:page-number="auto" fo:background-color="#ffffff" fo:keep-with-next="always" style:writing-mode="lr-tb">
        <style:tab-stops>
          <style:tab-stop style:position="1.203cm"/>
        </style:tab-stops>
      </style:paragraph-properties>
      <style:text-properties fo:color="#000000" style:font-name="Andika New Basic" fo:font-family="'Andika New Basic'"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fo:hyphenate="false" fo:hyphenation-remain-char-count="2" fo:hyphenation-push-char-count="2"/>
    </style:style>
    <style:style style:name="Outline_20_Table_20_-_20_Left_20_Column_20_Headings" style:display-name="Outline Table - Left Column Headings" style:family="paragraph" style:parent-style-name="Table_20_Contents" style:master-page-name="">
      <style:paragraph-properties fo:margin-left="0cm" fo:margin-right="0cm" fo:margin-top="0cm" fo:margin-bottom="0cm" loext:contextual-spacing="false" fo:text-align="end" style:justify-single-word="false" fo:text-indent="0cm" style:auto-text-indent="false" style:page-number="auto" style:vertical-align="bottom"/>
      <style:text-properties style:text-outline="false" style:font-name="Andika New Basic1" fo:font-family="'Andika New Basic'" style:font-style-name="Bold" style:font-pitch="variable" fo:font-weight="bold"/>
    </style:style>
    <style:style style:name="Bible_20_Story_20_Column_20_Heading" style:display-name="Bible Story Column Heading" style:family="paragraph" style:parent-style-name="Body">
      <style:paragraph-properties fo:margin-left="0.014cm" fo:margin-right="-0.009cm" fo:margin-top="0cm" fo:margin-bottom="0cm" loext:contextual-spacing="false" fo:text-align="center" style:justify-single-word="false" fo:text-indent="0cm" style:auto-text-indent="false">
        <style:tab-stops/>
      </style:paragraph-properties>
      <style:text-properties fo:font-weight="bold" style:font-weight-asian="bold" style:font-weight-complex="bold"/>
    </style:style>
    <style:style style:name="M.T._20_Text_20_-_20_Checkmark_20_bullet" style:display-name="M.T. Text - Checkmark bullet" style:family="paragraph" style:parent-style-name="M.T._20_Text"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M.T._20_Text_20_-_20_Diamond_20_bullet" style:display-name="M.T. Text - Diamond bullet" style:family="paragraph" style:parent-style-name="M.T._20_Text"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M.T._20_Text_20_-_20_Numbered_20_List" style:display-name="M.T. Text - Numbered List" style:family="paragraph" style:parent-style-name="M.T._20_Text" style:list-style-name="WWNum1"/>
    <style:style style:name="English_20_Translation_20_-_20_double_20_inset" style:display-name="English Translation - double inset" style:family="paragraph" style:parent-style-name="English_20_translation"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English_20_Translation_20_-_20_single_20_inset" style:display-name="English Translation - single inset" style:family="paragraph" style:parent-style-name="English_20_translation"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eader_20_right" style:display-name="Head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ible_20_Story_20_-_20_Graphic_20_Number" style:display-name="Bible Story - Graphic Number" style:family="paragraph" style:parent-style-name="Body" style:master-page-name="">
      <style:paragraph-properties fo:margin-top="0.101cm" fo:margin-bottom="0cm" loext:contextual-spacing="false" fo:text-align="center" style:justify-single-word="false" fo:orphans="0" fo:widows="0" style:page-number="auto" style:vertical-align="top"/>
      <style:text-properties fo:font-size="10pt" fo:font-style="normal" fo:font-weight="normal" style:font-size-asian="10pt" style:font-style-asian="normal" style:font-weight-asian="bold" style:font-size-complex="10pt" style:font-style-complex="normal" style:font-weight-complex="bold"/>
    </style:style>
    <style:style style:name="Sub-Head_20_1" style:display-name="Sub-Head 1" style:family="paragraph" style:parent-style-name="Standard" style:default-outline-level="" style:list-style-name="" style:master-page-name="">
      <style:paragraph-properties fo:margin-left="0cm" fo:margin-right="0cm" fo:margin-top="0.199cm" fo:margin-bottom="0cm" loext:contextual-spacing="false" fo:orphans="2" fo:widows="2" fo:hyphenation-ladder-count="no-limit" fo:text-indent="0cm" style:auto-text-indent="false" style:page-number="auto" fo:keep-with-next="always" style:writing-mode="lr-tb">
        <style:tab-stops>
          <style:tab-stop style:position="1.134cm"/>
        </style:tab-stops>
      </style:paragraph-properties>
      <style:text-properties style:text-outline="false" style:font-name="Andika New Basic1" fo:font-family="'Andika New Basic'" style:font-style-name="Bold" style:font-pitch="variable" fo:font-size="16pt" fo:font-weight="bold" style:font-size-asian="16pt" style:font-weight-asian="bold" style:font-size-complex="16pt" style:font-weight-complex="bold" fo:hyphenate="false" fo:hyphenation-remain-char-count="2" fo:hyphenation-push-char-count="2"/>
    </style:style>
    <style:style style:name="Section_20_Heading" style:display-name="Section Heading" style:family="paragraph" style:parent-style-name="Standard" style:default-outline-level="" style:master-page-name="">
      <loext:graphic-properties draw:fill="solid" draw:fill-color="#cccccc" draw:opacity="100%"/>
      <style:paragraph-properties fo:margin-left="0cm" fo:margin-right="0cm" fo:margin-top="0.7cm" fo:margin-bottom="0.101cm" loext:contextual-spacing="false" fo:orphans="2" fo:widows="2" fo:hyphenation-ladder-count="no-limit" fo:text-indent="0.199cm" style:auto-text-indent="false" style:page-number="auto" fo:background-color="#cccccc" fo:keep-with-next="always" style:writing-mode="lr-tb">
        <style:tab-stops>
          <style:tab-stop style:position="1.134cm"/>
        </style:tab-stops>
      </style:paragraph-properties>
      <style:text-properties style:text-outline="false" style:font-name="Andika New Basic" fo:font-family="'Andika New Basic'" style:font-style-name="Regular" style:font-pitch="variable" fo:font-size="22pt" fo:font-weight="bold" style:font-size-asian="22pt" style:font-weight-asian="bold" style:font-size-complex="22pt" style:font-weight-complex="bold" fo:hyphenate="false" fo:hyphenation-remain-char-count="2" fo:hyphenation-push-char-count="2"/>
    </style:style>
    <style:style style:name="Sub-Head_20_2" style:display-name="Sub-Head 2" style:family="paragraph" style:parent-style-name="Sub-Head_20_1">
      <style:paragraph-properties fo:margin-left="0cm" fo:margin-right="0cm" fo:text-indent="0cm" style:auto-text-indent="false"/>
      <style:text-properties style:text-outline="false" fo:font-size="12pt" fo:font-style="italic" fo:font-weight="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hidden="true" style:parent-style-name="Standard" style:class="extra"/>
    <style:style style:name="Header_20_left" style:display-name="Head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list-style-name="Outlin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style:writing-mode="lr-tb">
        <style:tab-stops>
          <style:tab-stop style:position="6.366cm"/>
        </style:tab-stops>
      </style:paragraph-properties>
      <style:text-properties fo:hyphenate="false" fo:hyphenation-remain-char-count="2" fo:hyphenation-push-char-count="2"/>
    </style:style>
    <style:style style:name="Table_20_Bullet_20_-_20_Checkmark" style:display-name="Table Bullet - Checkmark" style:family="paragraph" style:parent-style-name="Table_20_Contents" style:default-outline-level="" style:list-style-name="Table_20_Bullet_20_-_20_checkmark">
      <loext:graphic-properties draw:fill="solid" draw:fill-color="#ffffff" draw:opacity="100%"/>
      <style:paragraph-properties fo:margin-left="0.499cm" fo:margin-right="0cm" fo:margin-top="0cm" fo:margin-bottom="0cm" loext:contextual-spacing="false" fo:orphans="2" fo:widows="2" fo:hyphenation-ladder-count="no-limit" fo:text-indent="-0.499cm" style:auto-text-indent="false" fo:background-color="#ffffff" fo:keep-with-next="always" style:writing-mode="lr-tb">
        <style:tab-stops>
          <style:tab-stop style:position="1.203cm"/>
        </style:tab-stops>
      </style:paragraph-properties>
      <style:text-properties style:font-name="Andika New Basic" fo:font-family="'Andika New Basic'" style:font-style-name="Regular" style:font-pitch="variable" fo:hyphenate="false" fo:hyphenation-remain-char-count="2" fo:hyphenation-push-char-count="2"/>
    </style:style>
    <style:style style:name="M.T._20_Text_20_-_20_Table_20_Single_20_Inset" style:display-name="M.T. Text - Table Single Inset" style:family="paragraph" style:parent-style-name="M.T._20_Text">
      <style:paragraph-properties fo:margin-left="0.499cm" fo:margin-right="0cm" fo:text-indent="0cm" style:auto-text-indent="false"/>
    </style:style>
    <style:style style:name="M.T._20_Text_20_-_20_Single_20_Inset" style:display-name="M.T. Text - Single Inset" style:family="paragraph" style:parent-style-name="M.T._20_Text">
      <style:paragraph-properties fo:margin-left="1.251cm" fo:margin-right="0cm" fo:text-indent="0cm" style:auto-text-indent="false"/>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English_20_Translation_20_-_20_Table_20_single_20_inset" style:display-name="English Translation - Table single inset" style:family="paragraph" style:parent-style-name="English_20_translation" style:default-outline-level="">
      <style:paragraph-properties fo:margin-left="0.499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M.T._20_Text_20_-_20_Table_20_Bullet_20_Checkmark" style:display-name="M.T. Text - Table Bullet Checkmark" style:family="paragraph" style:parent-style-name="M.T._20_Text" style:list-style-name="Table_20_Bullet_20_-_20_checkmark" style:master-page-name="">
      <loext:graphic-properties draw:fill="solid" draw:fill-color="#ffffcc" draw:opacity="100%"/>
      <style:paragraph-properties style:page-number="auto" fo:background-color="#ffffcc" fo:keep-with-next="always"/>
    </style:style>
    <style:style style:name="English_20_Translation_20_-_20_Num_20_List_20_inset" style:display-name="English Translation - Num List inset" style:family="paragraph" style:parent-style-name="English_20_Translation_20_-_20_single_20_inset" style:default-outline-level="">
      <style:paragraph-properties fo:margin-left="0.801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Body_20_-_20_Small_20_Spacer" style:display-name="Body - Small Spacer" style:family="paragraph" style:parent-style-name="Body">
      <style:paragraph-properties fo:margin-top="0cm" fo:margin-bottom="0cm" loext:contextual-spacing="false"/>
      <style:text-properties fo:font-size="6pt" style:font-size-asian="5.25pt" style:font-size-complex="6pt"/>
    </style:style>
    <style:style style:name="Table_20_English_20_Trans_20_-_20_Single_20_Inset" style:display-name="Table English Trans - Single Inset" style:family="paragraph" style:parent-style-name="Table_20_English_20_Translation"/>
    <style:style style:name="M.T._20_Text_20_-_20_Table_20_Bullet" style:display-name="M.T. Text - Table Bullet" style:family="paragraph" style:parent-style-name="M.T._20_Text_20_-_20_Table_20_Single_20_Inset" style:default-outline-level="" style:list-style-name="Table_20_Bullet_20_-_20_checkmark">
      <loext:graphic-properties draw:fill="solid" draw:fill-color="#ffffcc" draw:opacity="100%"/>
      <style:paragraph-properties fo:margin-top="0.101cm" fo:margin-bottom="0cm" loext:contextual-spacing="false" fo:orphans="2" fo:widows="2" fo:hyphenation-ladder-count="no-limit" fo:background-color="#ffffcc" fo:keep-with-next="always" style:writing-mode="lr-tb">
        <style:tab-stops>
          <style:tab-stop style:position="6.366cm"/>
        </style:tab-stops>
      </style:paragraph-properties>
      <style:text-properties fo:hyphenate="false" fo:hyphenation-remain-char-count="2" fo:hyphenation-push-char-count="2"/>
    </style:style>
    <style:style style:name="M.T._20_Application_20_" style:display-name="M.T. Application " style:family="paragraph" style:parent-style-name="Text_20_body">
      <style:text-properties fo:font-size="10pt" style:font-size-asian="10pt" style:font-size-complex="10pt"/>
    </style:style>
    <style:style style:name="Eng_20_Application_20_" style:display-name="Eng Application " style:family="paragraph" style:parent-style-name="Text_20_body">
      <style:text-properties fo:font-size="8pt" fo:font-style="italic" style:font-size-asian="8pt" style:font-style-asian="italic" style:font-size-complex="8pt" style:font-style-complex="italic"/>
    </style:style>
    <style:style style:name="Table_20_English_20_Translation_20_-_20_Flush_20_Left" style:display-name="Table English Translation - Flush Left" style:family="paragraph" style:parent-style-name="English_20_translation" style:auto-update="true" style:default-outline-level="" style:master-page-name="">
      <style:paragraph-properties fo:margin-left="0.499cm" fo:margin-right="0cm" fo:margin-top="0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Body_20_Bullet_20_-_20_Checkmark_20_Last_20_line" style:display-name="Body Bullet - Checkmark Last line" style:family="paragraph" style:parent-style-name="Body_20_Bullet_20_-_20_Checkmark" style:master-page-name="">
      <style:paragraph-properties style:page-number="auto" fo:keep-with-next="auto"/>
    </style:style>
    <style:style style:name="Table_20_English_20_Translation_20_-_20_Single_20_Inset" style:display-name="Table English Translation - Single Inset" style:family="paragraph" style:parent-style-name="Table_20_English_20_Translation_20_-_20_Flush_20_Left"/>
    <style:style style:name="Body_20_-_20_Large_20_Spacer" style:display-name="Body - Large Spacer" style:family="paragraph" style:parent-style-name="Body" style:class="text">
      <style:paragraph-properties fo:margin-top="0.499cm" fo:margin-bottom="0cm" loext:contextual-spacing="false"/>
    </style:style>
    <style:style style:name="Translation_20_français" style:display-name="Translation français" style:family="paragraph" style:parent-style-name="Body" style:default-outline-level="" style:class="index"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fo:font-size="8pt" fo:language="en" fo:country="GB" fo:font-style="italic" fo:font-weight="normal" style:font-size-asian="8pt" style:font-style-asian="italic" style:font-weight-asian="normal" style:font-size-complex="8pt" style:font-weight-complex="normal"/>
    </style:style>
    <style:style style:name="Langue_20_Maternelle" style:display-name="Langue Maternelle" style:family="paragraph" style:parent-style-name="Body" style:next-style-name="Translation_20_français" style:master-page-name="">
      <loext:graphic-properties draw:fill="solid" draw:fill-color="#ffffcc" draw:opacity="100%"/>
      <style:paragraph-properties fo:margin-top="0.101cm" fo:margin-bottom="0cm" loext:contextual-spacing="false" style:page-number="auto" fo:background-color="#ffffcc" fo:keep-with-next="always">
        <style:tab-stops>
          <style:tab-stop style:position="6.366cm"/>
        </style:tab-stops>
      </style:paragraph-properties>
      <style:text-properties fo:language="en" fo:country="GB"/>
    </style:style>
    <style:style style:name="L.M._20_-_20_Bullet" style:display-name="L.M. - Bullet" style:family="paragraph" style:parent-style-name="Langue_20_Maternelle" style:auto-update="true">
      <style:text-properties fo:background-color="transparent"/>
    </style:style>
    <style:style style:name="L.M._20_-_20_Checkmark_20_bullet" style:display-name="L.M. - Checkmark bullet" style:family="paragraph" style:parent-style-name="Langue_20_Maternelle"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L.M._20_-_20_Diamond_20_bullet" style:display-name="L.M. - Diamond bullet" style:family="paragraph" style:parent-style-name="Langue_20_Maternelle"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Numbered_20_List" style:display-name="L.M. - Numbered List" style:family="paragraph" style:parent-style-name="Langue_20_Maternelle" style:list-style-name="WWNum1"/>
    <style:style style:name="Translation_20_français_20_-_20_double_20_inset" style:display-name="Translation français - double inset" style:family="paragraph" style:parent-style-name="Translation_20_français"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single_20_inset" style:display-name="Translation français - single inset" style:family="paragraph" style:parent-style-name="Translation_20_français"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tableau" style:display-name="Translation français - tableau" style:family="paragraph" style:parent-style-name="Translation_20_français" style:auto-update="true" style:default-outline-level="" style:master-page-name="">
      <style:paragraph-properties fo:margin-left="0.499cm" fo:margin-right="0cm" fo:margin-top="0.101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L.M._20_-_20_Numbered_20_List_20_Inset" style:display-name="L.M. - Numbered List Inset" style:family="paragraph" style:parent-style-name="Langue_20_Maternelle" style:next-style-name="Translation_20_français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Table_20_Single_20_Inset" style:display-name="L.M. - Table Single Inset" style:family="paragraph" style:parent-style-name="Langue_20_Maternelle">
      <style:paragraph-properties fo:margin-left="0.499cm" fo:margin-right="0cm" fo:text-indent="0cm" style:auto-text-indent="false"/>
    </style:style>
    <style:style style:name="L.M._20_-_20_Single_20_Inset" style:display-name="L.M. - Single Inset" style:family="paragraph" style:parent-style-name="Langue_20_Maternelle">
      <style:paragraph-properties fo:margin-left="1.251cm" fo:margin-right="0cm" fo:text-indent="0cm" style:auto-text-indent="false"/>
    </style:style>
    <style:style style:name="L.M._20_-_20_Numbered_20_List_20_Dbl_20_Inset" style:display-name="L.M. - Numbered List Dbl Inset" style:family="paragraph" style:parent-style-name="Langue_20_Maternelle" style:next-style-name="Translation_20_français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Translation_20_français_20_-_20_Table_20_single_20_inset" style:display-name="Translation français - Table single inset" style:family="paragraph" style:parent-style-name="Translation_20_français" style:default-outline-level="">
      <style:paragraph-properties fo:margin-left="0.801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L.M._20_-_20_Table_20_Bullet_20_Checkmark" style:display-name="L.M. - Table Bullet Checkmark" style:family="paragraph" style:parent-style-name="Langue_20_Maternelle" style:list-style-name="Table_20_Bullet_20_-_20_checkmark">
      <loext:graphic-properties draw:fill="solid" draw:fill-color="#ffffcc" draw:opacity="100%"/>
      <style:paragraph-properties fo:background-color="#ffffcc"/>
    </style:style>
    <style:style style:name="L.M._20_-_20_Bullet_20_Dot" style:display-name="L.M. - Bullet Dot" style:family="paragraph" style:parent-style-name="Langue_20_Maternelle" style:next-style-name="Translation_20_français" style:list-style-name="Bullet_20_-_20_Dot">
      <loext:graphic-properties draw:fill="solid" draw:fill-color="#ffffcc" draw:opacity="100%"/>
      <style:paragraph-properties fo:background-color="#ffffcc"/>
    </style:style>
    <style:style style:name="Body_20_-_20_1st_20_Line_20_Indent" style:display-name="Body - 1st Line Indent" style:family="paragraph" style:parent-style-name="Body" style:default-outline-level="">
      <style:paragraph-properties fo:margin-left="0cm" fo:margin-right="0cm" fo:margin-top="0.049cm" fo:margin-bottom="0.199cm" loext:contextual-spacing="false" fo:orphans="2" fo:widows="2" fo:hyphenation-ladder-count="no-limit" fo:text-indent="0.6cm" style:auto-text-indent="false" style:writing-mode="lr-tb">
        <style:tab-stops>
          <style:tab-stop style:position="1.27cm"/>
        </style:tab-stops>
      </style:paragraph-properties>
      <style:text-properties fo:hyphenate="false" fo:hyphenation-remain-char-count="2" fo:hyphenation-push-char-count="2"/>
    </style:style>
    <style:style style:name="Translation_20_français_20_-_20_titre" style:display-name="Translation français - titre" style:family="paragraph" style:parent-style-name="Translation_20_français"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fo:hyphenate="false" fo:hyphenation-remain-char-count="2" fo:hyphenation-push-char-count="2"/>
    </style:style>
    <style:style style:name="Sub-Head_20_1_20_No_20_follow" style:display-name="Sub-Head 1 No follow" style:family="paragraph" style:parent-style-name="Sub-Head_20_1" style:auto-update="true" style:master-page-name="">
      <style:paragraph-properties style:page-number="auto" fo:keep-with-next="auto"/>
    </style:style>
    <style:style style:name="Body_20_Bullet_20_-_20_Checkmark_20_-_20_No_20_follow" style:display-name="Body Bullet - Checkmark - No follow" style:family="paragraph" style:parent-style-name="Body_20_Bullet_20_-_20_Checkmark" style:master-page-name="">
      <style:paragraph-properties style:page-number="auto" fo:keep-with-next="auto"/>
    </style:style>
    <style:style style:name="Coloring_20_Page_20_-_20_Truth" style:display-name="Coloring Page - Truth" style:family="paragraph" style:parent-style-name="Standard" style:next-style-name="Coloring_20_page_20_-_20_graphic" style:master-page-name="">
      <style:paragraph-properties fo:text-align="center" style:justify-single-word="false" style:page-number="auto"/>
      <style:text-properties style:font-name="Andika Compact" fo:font-family="'Andika Compact'" style:font-style-name="Regular" style:font-pitch="variable" fo:font-size="32pt" fo:font-weight="normal" officeooo:rsid="00135fa9" style:font-size-asian="32pt" style:font-weight-asian="normal" style:font-size-complex="32pt" style:font-weight-complex="normal"/>
    </style:style>
    <style:style style:name="Coloring_20_Page_20_-_20_Memory_20_Verse" style:display-name="Coloring Page - Memory Verse" style:family="paragraph" style:parent-style-name="Coloring_20_Page_20_-_20_Truth" style:default-outline-level="">
      <loext:graphic-properties draw:fill="none" draw:fill-color="#729fcf"/>
      <style:paragraph-properties fo:margin-left="0.499cm" fo:margin-right="0cm" fo:margin-top="0.049cm" fo:margin-bottom="0.101cm" loext:contextual-spacing="false" fo:text-align="start" style:justify-single-word="false" fo:orphans="2" fo:widows="2" fo:hyphenation-ladder-count="no-limit" fo:text-indent="0cm" style:auto-text-indent="false" fo:background-color="transparent" style:writing-mode="lr-tb">
        <style:tab-stops>
          <style:tab-stop style:position="1.27cm"/>
        </style:tab-stops>
      </style:paragraph-properties>
      <style:text-properties style:font-name="Andika Compact" fo:font-family="'Andika Compact'" style:font-style-name="Regular" style:font-pitch="variable" fo:font-size="14pt" style:font-size-asian="14pt" style:font-size-complex="14pt" fo:hyphenate="false" fo:hyphenation-remain-char-count="2" fo:hyphenation-push-char-count="2"/>
    </style:style>
    <style:style style:name="Coloring_20_Page_20_Footer" style:display-name="Coloring Page Footer" style:family="paragraph" style:parent-style-name="Standard" style:default-outline-level="">
      <loext:graphic-properties draw:fill="none" draw:fill-color="#729fcf"/>
      <style:paragraph-properties fo:margin-left="0.499cm" fo:margin-right="0cm" fo:margin-top="0cm" fo:margin-bottom="0cm" loext:contextual-spacing="false" fo:orphans="2" fo:widows="2" fo:hyphenation-ladder-count="no-limit" fo:text-indent="0cm" style:auto-text-indent="false" fo:background-color="transparent" style:writing-mode="lr-tb">
        <style:tab-stops>
          <style:tab-stop style:position="14.51cm"/>
        </style:tab-stops>
      </style:paragraph-properties>
      <style:text-properties fo:hyphenate="false" fo:hyphenation-remain-char-count="2" fo:hyphenation-push-char-count="2"/>
    </style:style>
    <style:style style:name="English_20_Translation_20_-_20_Lesson_20_title" style:display-name="English Translation - Lesson title" style:family="paragraph" style:parent-style-name="English_20_translation"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officeooo:rsid="011cacd7" fo:hyphenate="false" fo:hyphenation-remain-char-count="2" fo:hyphenation-push-char-count="2"/>
    </style:style>
    <style:style style:name="Coloring_20_page_20_-_20_graphic" style:display-name="Coloring page - graphic" style:family="paragraph" style:parent-style-name="Coloring_20_Page_20_-_20_Truth" style:next-style-name="Coloring_20_Page_20_-_20_Memory_20_Verse">
      <style:text-properties fo:font-size="12pt"/>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g_20_Application" style:display-name="Eng Application" style:family="paragraph" style:parent-style-name="Body">
      <style:paragraph-properties fo:margin-left="0cm" fo:margin-right="-0.007cm" fo:margin-top="0cm" fo:margin-bottom="0cm" loext:contextual-spacing="false" fo:text-indent="0cm" style:auto-text-indent="false"/>
      <style:text-properties style:font-name="Andika1" fo:font-family="Andika" style:font-pitch="variable" fo:font-style="italic" style:font-style-asian="italic" style:font-style-complex="italic"/>
    </style:style>
    <style:style style:name="English_20_Translation_20_-_20_Inset_20_to_20_numbered" style:display-name="English Translation - Inset to numbered" style:family="paragraph" style:parent-style-name="English_20_Translation_20_-_20_single_20_inset">
      <style:paragraph-properties fo:margin-left="0.801cm" fo:margin-right="0cm" fo:text-indent="0cm" style:auto-text-indent="false"/>
    </style:style>
    <style:style style:name="Premiere_20_Page_20_Footer_20_-_20_français" style:display-name="Premiere Page Footer - français" style:family="paragraph" style:parent-style-name="First_20_Page_20_Footer" style:master-page-name="">
      <style:paragraph-properties style:page-number="auto"/>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style:font-name="Arial"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page_20_number" style:display-name="page number" style:family="text">
      <style:text-properties style:font-name="Arial" fo:font-family="Arial" style:font-family-generic="roman" style:font-pitch="variable"/>
    </style:style>
    <style:style style:name="Balloon_20_Text_20_Char" style:display-name="Balloon Text Char" style:family="text" style:parent-style-name="Default_20_Paragraph_20_Font">
      <style:text-properties fo:color="#000000" style:font-name="Lucida Grande"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1"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Answers_20_text_20_-_20_italics" style:display-name="Answers text - italics" style:family="text">
      <style:text-properties fo:color="#000000" style:font-name="Andika2" fo:font-family="Andika" style:font-style-name="Regular" style:font-pitch="variable" fo:font-size="10pt" fo:language="en" fo:country="US" fo:font-style="italic" fo:font-weight="normal" fo:background-color="transparent" style:font-name-asian="ヒラギノ角ゴ Pro W3" style:font-family-asian="'ヒラギノ角ゴ Pro W3'" style:font-family-generic-asian="system" style:font-pitch-asian="variable" style:font-size-asian="10pt" style:language-asian="en" style:country-asian="US" style:font-style-asian="italic" style:font-weight-asian="normal" style:font-name-complex="Times New Roman1" style:font-family-complex="'Times New Roman'" style:font-family-generic-complex="system" style:font-pitch-complex="variable" style:font-size-complex="12pt" style:language-complex="hi" style:country-complex="IN" style:font-style-complex="italic" style:font-weight-complex="normal"/>
    </style:style>
    <style:style style:name="Body_20_Emphasized_20_-_20_Big" style:display-name="Body Emphasized - Big" style:family="text">
      <style:text-properties fo:color="#000000" style:font-name="Andika2"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Small" style:display-name="Body Emphasized - Small" style:family="text">
      <style:text-properties fo:color="#000000" style:font-name="Andika New Basic1" fo:font-family="'Andika New Basic'" style:font-style-name="Bold"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style:font-name="Andika2"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1" style:font-family-complex="'Times New Roman'" style:font-family-generic-complex="system" style:font-pitch-complex="variable" style:font-size-complex="8pt" style:language-complex="hi" style:country-complex="IN"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ody_20_Emphasized_20_-_20_Underline" style:display-name="Body Emphasized - Underline" style:family="text">
      <style:text-properties fo:color="#000000" style:font-name="Andika2"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highlight" style:display-name="M.T. Text highlight" style:family="text">
      <style:text-properties fo:color="#000000" style:font-name="Andika2" fo:font-family="Andika" style:font-style-name="Regular" style:font-pitch="variable" fo:font-size="10pt" fo:language="en" fo:country="US" fo:font-style="normal" fo:font-weight="normal"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Yellow_20_highlight" style:display-name="MT Text Yellow highlight" style:family="text">
      <style:text-properties fo:color="#000000" style:text-outline="false" style:font-name="Andika1" fo:font-family="Andika" style:font-pitch="variable" fo:font-size="10pt" fo:language="en" fo:country="US" fo:font-style="normal" fo:font-weight="normal" fo:background-color="#ffff66"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hi" style:country-complex="IN" style:font-style-complex="normal" style:font-weight-complex="normal"/>
    </style:style>
    <style:style style:name="Body_20_Emphasized_20_-_20_Bold_20_Underline" style:display-name="Body Emphasized - Bold Underline" style:family="text" style:parent-style-name="Body_20_Emphasized_20_-_20_Underline">
      <style:text-properties fo:font-weight="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MT_20_Text_20_-_20_highlighted" style:display-name="MT Text - highlighted" style:family="text">
      <style:text-properties fo:color="#000000" style:text-outline="false" style:font-name="Andika1"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MT_20_Text_20_-_20_Highlight" style:display-name="MT Text - Highlight" style:family="text">
      <style:text-properties fo:color="#000000" style:text-outline="false" style:font-name="Andika1"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draw:textarea-vertical-align="bottom">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margin-left="0.423cm"/>
        </style:list-level-properties>
        <style:text-properties style:font-name="StarSymbol"/>
      </text:list-level-style-bullet>
      <text:list-level-style-number text:level="2" text:style-name="ListLabel_20_4" style:num-suffix="." style:num-format="a">
        <style:list-level-properties text:list-level-position-and-space-mode="label-alignment">
          <style:list-level-label-alignment text:label-followed-by="listtab" fo:text-indent="0.635cm" fo:margin-left="0.423cm"/>
        </style:list-level-properties>
      </text:list-level-style-number>
      <text:list-level-style-number text:level="3" text:style-name="ListLabel_20_4" style:num-suffix="." style:num-format="i" text:display-levels="2">
        <style:list-level-properties text:list-level-position-and-space-mode="label-alignment">
          <style:list-level-label-alignment text:label-followed-by="listtab" fo:text-indent="1.27cm" fo:margin-left="0.423cm"/>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1.905cm" fo:margin-left="0.423cm"/>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2.54cm" fo:margin-left="0.423cm"/>
        </style:list-level-properties>
      </text:list-level-style-number>
      <text:list-level-style-number text:level="6" text:style-name="ListLabel_20_4" style:num-suffix="." style:num-format="i" text:display-levels="5">
        <style:list-level-properties text:list-level-position-and-space-mode="label-alignment">
          <style:list-level-label-alignment text:label-followed-by="listtab" fo:text-indent="3.175cm" fo:margin-left="0.423cm"/>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3.81cm" fo:margin-left="0.423cm"/>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4.445cm" fo:margin-left="0.423cm"/>
        </style:list-level-properties>
      </text:list-level-style-number>
      <text:list-level-style-number text:level="9" text:style-name="ListLabel_20_4" style:num-suffix="." style:num-format="i" text:display-levels="8">
        <style:list-level-properties text:list-level-position-and-space-mode="label-alignment">
          <style:list-level-label-alignment text:label-followed-by="listtab" fo:text-indent="5.08cm" fo:margin-left="0.4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text:bullet-char="">
        <style:list-level-properties text:list-level-position-and-space-mode="label-alignment">
          <style:list-level-label-alignment text:label-followed-by="listtab" fo:text-indent="-0.635cm" fo:margin-left="2.021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656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291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926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56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196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831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466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10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text:bullet-char="">
        <style:list-level-properties text:list-level-position-and-space-mode="label-alignment">
          <style:list-level-label-alignment text:label-followed-by="listtab" fo:text-indent="-0.635cm" fo:margin-left="2.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text:bullet-char="">
        <style:list-level-properties text:list-level-position-and-space-mode="label-alignment">
          <style:list-level-label-alignment text:label-followed-by="listtab" fo:text-indent="-0.635cm" fo:margin-left="1.905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20_Dot" style:display-name="Bullet - Dot">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Bullet_20_-_20_Diamond" style:display-name="Bullet - Diamond">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style:text-properties style:font-name="Arial1"/>
      </text:list-level-style-bullet>
    </text:list-style>
    <text:list-style style:name="Numbered_20_List" style:display-name="Numbered List">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ble_20_Bullet_20_-_20_checkmark" style:display-name="Table Bullet - checkmark">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irst_20_Page_20_Footer">
      <style:text-properties officeooo:paragraph-rsid="014ce97e"/>
    </style:style>
    <style:style style:name="MP2" style:family="paragraph" style:parent-style-name="First_20_Page_20_Footer">
      <style:text-properties fo:color="#000000"/>
    </style:style>
    <style:style style:name="MP3" style:family="paragraph" style:parent-style-name="Footer">
      <style:text-properties officeooo:rsid="00f525fa" officeooo:paragraph-rsid="00f525fa"/>
    </style:style>
    <style:style style:name="MP4" style:family="paragraph" style:parent-style-name="Coloring_20_Page_20_Footer" style:master-page-name="">
      <loext:graphic-properties draw:fill="none"/>
      <style:paragraph-properties fo:margin-left="0.499cm" fo:margin-right="0cm" fo:margin-top="0cm" fo:margin-bottom="0cm" loext:contextual-spacing="false" fo:orphans="2" fo:widows="2" fo:hyphenation-ladder-count="no-limit" fo:text-indent="0cm" style:auto-text-indent="false" style:page-number="auto" fo:background-color="transparent" style:writing-mode="lr-tb">
        <style:tab-stops>
          <style:tab-stop style:position="14.51cm"/>
        </style:tab-stops>
      </style:paragraph-properties>
      <style:text-properties officeooo:paragraph-rsid="00444f83" fo:hyphenate="false" fo:hyphenation-remain-char-count="2" fo:hyphenation-push-char-count="2"/>
    </style:style>
    <style:style style:name="MP5"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T1" style:family="text">
      <style:text-properties officeooo:rsid="01355e7d"/>
    </style:style>
    <style:style style:name="MT2" style:family="text">
      <style:text-properties officeooo:rsid="00f183b7"/>
    </style:style>
    <style:style style:name="MT3" style:family="text">
      <style:text-properties fo:color="#000000" officeooo:rsid="0125927a"/>
    </style:style>
    <style:style style:name="MT4" style:family="text">
      <style:text-properties fo:color="#000000"/>
    </style:style>
    <style:style style:name="MT5" style:family="text">
      <style:text-properties fo:font-size="9pt" style:font-size-asian="9pt" style:font-size-complex="9pt"/>
    </style:style>
    <style:style style:name="MT6" style:family="text">
      <style:text-properties style:font-name="Andika1" fo:font-size="9pt" officeooo:rsid="00146204" style:font-size-asian="9pt" style:font-size-complex="9pt"/>
    </style:style>
    <style:style style:name="MT7" style:family="text">
      <style:text-properties style:font-name="Andika1" fo:font-size="9pt" officeooo:rsid="01330170" style:font-size-asian="9pt" style:font-size-complex="9pt"/>
    </style:style>
    <style:style style:name="MT8" style:family="text">
      <style:text-properties fo:color="#000000" style:font-name="Andika1" fo:font-size="9pt" fo:language="en" fo:country="US" officeooo:rsid="00444f83" style:font-name-asian="ヒラギノ角ゴ Pro W3" style:font-size-asian="9pt" style:language-asian="en" style:country-asian="US" style:font-name-complex="Times New Roman1" style:font-size-complex="9pt" style:language-complex="hi" style:country-complex="IN"/>
    </style:style>
    <style:style style:name="MT9" style:family="text">
      <style:text-properties fo:color="#000000" style:font-name="Andika1" fo:font-size="9pt" fo:language="en" fo:country="US" officeooo:rsid="0148f2d2" style:font-name-asian="ヒラギノ角ゴ Pro W3" style:font-size-asian="9pt" style:language-asian="en" style:country-asian="US" style:font-name-complex="Times New Roman1" style:font-size-complex="9pt" style:language-complex="hi" style:country-complex="IN"/>
    </style:style>
    <style:style style:name="Mfr1"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0.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3">
      <style:page-layout-properties fo:page-width="20.989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1.499cm" fo:margin-bottom="1.499cm" fo:margin-left="1.75cm" fo:margin-right="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2" fo:column-gap="0.998cm">
          <style:column-sep style:width="0.009cm" style:color="#000000" style:height="75%" style:style="dotted" style:vertical-align="middl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6</text:user-defined></text:span><text:tab/><text:subject>Review: Lessons 1-5 </text:subject><text:tab/>Page <text:page-number text:select-page="current">7</text:page-number><text:s/><text:span text:style-name="MT2">of <text:s/></text:span><text:span text:style-name="MT2"><text:page-count>7</text:page-count></text:span></text:p>
      </style:footer>
    </style:master-page>
    <style:master-page style:name="First_20_Page" style:display-name="First Page" style:page-layout-name="Mpm2" style:next-style-name="Lesson_20_Content">
      <style:footer>
        <text:p text:style-name="First_20_Page_20_Footer"/>
        <text:p text:style-name="MP1"><draw:frame draw:style-name="Mfr1" draw:name="Image1" text:anchor-type="char" svg:x="0cm" svg:width="2.265cm" svg:height="0.792cm" draw:z-index="0"><draw:image xlink:href="Pictures/10000201000001930000008D23E5A03779D6E7B3.png" xlink:type="simple" xlink:show="embed" xlink:actuate="onLoad" loext:mime-type="image/png"/></draw:frame><text:span text:style-name="MT3">2019 Wycliffe Bible Translators, Inc.; </text:span><text:span text:style-name="MT4">This work is licensed under the Creative Commons Attribution-NonCommercial-ShareAlike 4.0 International License. To view a copy of this license, visit http://creativecommons.org/licenses/by-nc-sa/4.0/deed.en_US. </text:span></text:p>
        <text:p text:style-name="MP2"/>
      </style:footer>
    </style:master-page>
    <style:master-page style:name="HTML" style:page-layout-name="Mpm3"/>
    <style:master-page style:name="Index" style:page-layout-name="Mpm4"/>
    <style:master-page style:name="Body_20_Pages" style:display-name="Body Pages" style:page-layout-name="Mpm5">
      <style:footer>
        <text:p text:style-name="MP3">Quarter 1, Lesson 2 <text:tab/>An Angel Visits Mary <text:tab/>Page <text:page-number text:select-page="current">0</text:page-number><text:s/>of <text:page-count>7</text:page-count></text:p>
      </style:footer>
    </style:master-page>
    <style:master-page style:name="Envelope" style:page-layout-name="Mpm6"/>
    <style:master-page style:name="Footnote" style:page-layout-name="Mpm7"/>
    <style:master-page style:name="Endnote" style:page-layout-name="Mpm7"/>
    <style:master-page style:name="Landscape" style:page-layout-name="Mpm8"/>
    <style:master-page style:name="Left_20_Page" style:display-name="Left Page" style:page-layout-name="Mpm9" style:next-style-name="Right_20_Page"/>
    <style:master-page style:name="Right_20_Page" style:display-name="Right Page" style:page-layout-name="Mpm10" style:next-style-name="Left_20_Page"/>
    <style:master-page style:name="Coloring_20_Page" style:display-name="Coloring Page" style:page-layout-name="Mpm11">
      <style:footer>
        <text:p text:style-name="MP4"><text:span text:style-name="MT5"><draw:frame text:anchor-type="as-char" svg:y="-0.409cm" draw:z-index="1" draw:style-name="Mgr1" draw:text-style-name="MP5" svg:width="1.691cm" svg:height="0.592cm"><draw:image xlink:href="Pictures/10000201000001930000008D23E5A03779D6E7B3.png" xlink:type="simple" xlink:show="embed" xlink:actuate="onLoad" loext:mime-type="image/png"><text:p/></draw:image></draw:frame></text:span><text:span text:style-name="MT5"><text:s/></text:span><text:span text:style-name="MT6">201</text:span><text:span text:style-name="MT7">9</text:span><text:span text:style-name="MT6"> </text:span><text:span text:style-name="MT7">Wycliffe Bible Translators, Inc. </text:span><text:span text:style-name="MT6">; </text:span><text:span text:style-name="MT8">L </text:span><text:span text:style-name="MT9">essons from Luke, Q </text:span><text:span text:style-name="MT7"><text:user-defined style:data-style-name="N0" text:name="Quarter">1</text:user-defined></text:span><text:span text:style-name="MT7">, L </text:span><text:span text:style-name="MT7"><text:user-defined style:data-style-name="N0" text:name="Lesson">6</text:user-defined></text:span><text:span text:style-name="MT7"><text:tab/></text:span><text:span text:style-name="MT7"><draw:frame text:anchor-type="as-char" svg:y="-0.409cm" draw:z-index="2" draw:style-name="Mgr1" draw:text-style-name="MP5" svg:width="1.691cm" svg:height="0.592cm"><draw:image xlink:href="Pictures/10000201000001930000008D23E5A03779D6E7B3.png" xlink:type="simple" xlink:show="embed" xlink:actuate="onLoad" loext:mime-type="image/png"><text:p/></draw:image></draw:frame></text:span><text:span text:style-name="MT7"> </text:span><text:span text:style-name="MT6">201</text:span><text:span text:style-name="MT7">9</text:span><text:span text:style-name="MT6"> </text:span><text:span text:style-name="MT7">Wycliffe Bible Translators, Inc. </text:span><text:span text:style-name="MT6">; </text:span><text:span text:style-name="MT8">L </text:span><text:span text:style-name="MT9">essons from Luke, Q </text:span><text:span text:style-name="MT7"><text:user-defined style:data-style-name="N0" text:name="Quarter">1</text:user-defined></text:span><text:span text:style-name="MT7">, L </text:span><text:span text:style-name="MT7"><text:user-defined style:data-style-name="N0" text:name="Lesson">6</text:user-defined></text:span></text:p>
      </style:footer>
    </style:master-page>
    <style:master-page style:name="Lesson_20_Content" style:display-name="Lesson Content"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6</text:user-defined></text:span><text:tab/><text:subject>Review: Lessons 1-5 </text:subject><text:tab/>Page <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2-10-23T10:19:29</meta:creation-date>
    <meta:editing-cycles>228</meta:editing-cycles>
    <meta:editing-duration>P7DT16H8M31S</meta:editing-duration>
    <meta:generator>LibreOffice/6.3.3.2$MacOSX_X86_64 LibreOffice_project/a64200df03143b798afd1ec74a12ab50359878ed</meta:generator>
    <dc:date>2019-11-18T18:12:06.272805126</dc:date>
    <meta:print-date>2014-09-10T08:27:39.097620000</meta:print-date>
    <dc:creator>Chris Jackson</dc:creator>
    <dc:subject>Review: Lessons 1-5</dc:subject>
    <dc:title>Lessons from Luke</dc:title>
    <meta:document-statistic meta:table-count="1" meta:image-count="1" meta:object-count="0" meta:page-count="7" meta:paragraph-count="161" meta:word-count="3311" meta:character-count="17509" meta:non-whitespace-character-count="14266"/>
    <meta:user-defined meta:name="Lesson" meta:value-type="float">6</meta:user-defined>
    <meta:user-defined meta:name="Quarter" meta:value-type="float">1</meta:user-defined>
  </office:meta>
</office:document-meta>
</file>